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3" style:family="table-column">
      <style:table-column-properties fo:break-before="auto" style:column-width="1.226cm"/>
    </style:style>
    <style:style style:name="co34" style:family="table-column">
      <style:table-column-properties fo:break-before="auto" style:column-width="1.699cm"/>
    </style:style>
    <style:style style:name="co35" style:family="table-column">
      <style:table-column-properties fo:break-before="auto" style:column-width="1.515cm"/>
    </style:style>
    <style:style style:name="co36" style:family="table-column">
      <style:table-column-properties fo:break-before="auto" style:column-width="0.489cm"/>
    </style:style>
    <style:style style:name="co37" style:family="table-column">
      <style:table-column-properties fo:break-before="auto" style:column-width="1.884cm"/>
    </style:style>
    <style:style style:name="co6" style:family="table-column">
      <style:table-column-properties fo:break-before="auto" style:column-width="0.953cm"/>
    </style:style>
    <style:style style:name="co7" style:family="table-column">
      <style:table-column-properties fo:break-before="auto" style:column-width="3.438cm"/>
    </style:style>
    <style:style style:name="co8" style:family="table-column">
      <style:table-column-properties fo:break-before="auto" style:column-width="2.484cm"/>
    </style:style>
    <style:style style:name="co9" style:family="table-column">
      <style:table-column-properties fo:break-before="auto" style:column-width="3.642cm"/>
    </style:style>
    <style:style style:name="co10" style:family="table-column">
      <style:table-column-properties fo:break-before="auto" style:column-width="2.069cm"/>
    </style:style>
    <style:style style:name="co11" style:family="table-column">
      <style:table-column-properties fo:break-before="auto" style:column-width="3.228cm"/>
    </style:style>
    <style:style style:name="co12" style:family="table-column">
      <style:table-column-properties fo:break-before="auto" style:column-width="2.35cm"/>
    </style:style>
    <style:style style:name="co13" style:family="table-column">
      <style:table-column-properties fo:break-before="auto" style:column-width="3.267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1.288cm"/>
    </style:style>
    <style:style style:name="co16" style:family="table-column">
      <style:table-column-properties fo:break-before="auto" style:column-width="1.397cm"/>
    </style:style>
    <style:style style:name="co17" style:family="table-column">
      <style:table-column-properties fo:break-before="auto" style:column-width="1.379cm"/>
    </style:style>
    <style:style style:name="co18" style:family="table-column">
      <style:table-column-properties fo:break-before="auto" style:column-width="0.623cm"/>
    </style:style>
    <style:style style:name="co19" style:family="table-column">
      <style:table-column-properties fo:break-before="auto" style:column-width="1.499cm"/>
    </style:style>
    <style:style style:name="co20" style:family="table-column">
      <style:table-column-properties fo:break-before="auto" style:column-width="4.193cm"/>
    </style:style>
    <style:style style:name="co21" style:family="table-column">
      <style:table-column-properties fo:break-before="auto" style:column-width="3.103cm"/>
    </style:style>
    <style:style style:name="co22" style:family="table-column">
      <style:table-column-properties fo:break-before="auto" style:column-width="2.649cm"/>
    </style:style>
    <style:style style:name="co23" style:family="table-column">
      <style:table-column-properties fo:break-before="auto" style:column-width="3.512cm"/>
    </style:style>
    <style:style style:name="co24" style:family="table-column">
      <style:table-column-properties fo:break-before="auto" style:column-width="2.949cm"/>
    </style:style>
    <style:style style:name="co25" style:family="table-column">
      <style:table-column-properties fo:break-before="auto" style:column-width="2.54cm"/>
    </style:style>
    <style:style style:name="co26" style:family="table-column">
      <style:table-column-properties fo:break-before="auto" style:column-width="3.03cm"/>
    </style:style>
    <style:style style:name="co27" style:family="table-column">
      <style:table-column-properties fo:break-before="auto" style:column-width="3.295cm"/>
    </style:style>
    <style:style style:name="co28" style:family="table-column">
      <style:table-column-properties fo:break-before="auto" style:column-width="1.252cm"/>
    </style:style>
    <style:style style:name="co29" style:family="table-column">
      <style:table-column-properties fo:break-before="auto" style:column-width="1.356cm"/>
    </style:style>
    <style:style style:name="co30" style:family="table-column">
      <style:table-column-properties fo:break-before="auto" style:column-width="2.805cm"/>
    </style:style>
    <style:style style:name="co31" style:family="table-column">
      <style:table-column-properties fo:break-before="auto" style:column-width="3.094cm"/>
    </style:style>
    <style:style style:name="co32" style:family="table-column">
      <style:table-column-properties fo:break-before="auto" style:column-width="2.937cm"/>
    </style:style>
    <style:style style:name="co38" style:family="table-column">
      <style:table-column-properties fo:break-before="auto" style:column-width="1.831cm"/>
    </style:style>
    <style:style style:name="co39" style:family="table-column">
      <style:table-column-properties fo:break-before="auto" style:column-width="1.891cm"/>
    </style:style>
    <style:style style:name="co40" style:family="table-column">
      <style:table-column-properties fo:break-before="auto" style:column-width="1.961cm"/>
    </style:style>
    <style:style style:name="co41" style:family="table-column">
      <style:table-column-properties fo:break-before="auto" style:column-width="2.33cm"/>
    </style:style>
    <style:style style:name="co42" style:family="table-column">
      <style:table-column-properties fo:break-before="auto" style:column-width="2.404cm"/>
    </style:style>
    <style:style style:name="ro6" style:family="table-row">
      <style:table-row-properties style:row-height="0.46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0.466cm" fo:break-before="auto" style:use-optimal-row-height="true"/>
    </style:style>
    <style:style style:name="ro1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6cm" fo:break-before="auto" style:use-optimal-row-height="true"/>
    </style:style>
    <style:style style:name="ro8" style:family="table-row">
      <style:table-row-properties style:row-height="0.446cm" fo:break-before="auto" style:use-optimal-row-height="true"/>
    </style:style>
    <style:style style:name="ro9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e29" style:family="table-cell" style:parent-style-name="Default">
      <style:table-cell-properties style:text-align-source="value-type" style:repeat-content="false" fo:wrap-option="wrap" style:vertical-align="bottom"/>
      <style:paragraph-properties fo:margin-left="0cm"/>
      <style:text-properties style:use-window-font-color="true" style:text-outline="false" style:text-line-through-style="none" style:text-line-through-type="none" style:text-position="" style:font-name="Arial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text-align-source="value-type" style:repeat-content="false"/>
      <style:paragraph-properties fo:margin-left="0cm"/>
      <style:text-properties style:use-window-font-color="true" style:text-outline="false" style:text-line-through-style="none" style:text-line-through-type="none" style:text-position="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value-type" style:repeat-content="false"/>
      <style:paragraph-properties fo:margin-left="0cm"/>
      <style:text-properties style:text-position=""/>
    </style:style>
    <style:style style:name="ce32" style:family="table-cell" style:parent-style-name="Default">
      <style:table-cell-properties style:text-align-source="fix" style:repeat-content="false" fo:wrap-option="wrap" style:vertical-align="bottom"/>
      <style:paragraph-properties fo:text-align="start"/>
      <style:text-properties style:use-window-font-color="true" style:text-outline="false" style:text-line-through-style="none" style:text-line-through-type="none" style:text-position="" style:font-name="Arial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ext-properties style:use-window-font-color="true" style:text-outline="false" style:text-line-through-style="none" style:text-line-through-type="none" style:text-position="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ext-properties style:text-position="" style:font-name="Arial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end" fo:margin-left="0cm"/>
    </style:style>
    <style:style style:name="ce10" style:family="table-cell" style:parent-style-name="Default" style:data-style-name="N2">
      <style:table-cell-properties fo:border="0.06pt solid #000000"/>
    </style:style>
    <style:style style:name="ce11" style:family="table-cell" style:parent-style-name="Default" style:data-style-name="N116">
      <style:table-cell-properties fo:border="0.06pt solid #000000"/>
    </style:style>
    <style:style style:name="ce12" style:family="table-cell" style:parent-style-name="Default" style:data-style-name="N2">
      <style:table-cell-properties fo:border="0.06pt solid #000000"/>
      <style:map style:condition="cell-content()&lt;1" style:apply-style-name="slow" style:base-cell-address="analyse.G7"/>
      <style:map style:condition="cell-content()&gt;=1" style:apply-style-name="fast" style:base-cell-address="analyse.G7"/>
    </style:style>
    <style:style style:name="ce13" style:family="table-cell" style:parent-style-name="Default" style:data-style-name="N10">
      <style:table-cell-properties fo:border="0.06pt solid #000000"/>
      <style:map style:condition="cell-content()&gt;=-0.02" style:apply-style-name="fast" style:base-cell-address="analyse.G20"/>
      <style:map style:condition="cell-content()&lt;=-0.02" style:apply-style-name="slow" style:base-cell-address="analyse.G20"/>
    </style:style>
    <style:style style:name="ce14" style:family="table-cell" style:parent-style-name="Default" style:data-style-name="N10">
      <style:table-cell-properties fo:border="0.06pt solid #000000"/>
      <style:map style:condition="cell-content()&lt;0" style:apply-style-name="fast" style:base-cell-address="analyse.G33"/>
      <style:map style:condition="cell-content()&gt;0" style:apply-style-name="slow" style:base-cell-address="analyse.G33"/>
    </style:style>
    <style:style style:name="ce15" style:family="table-cell" style:parent-style-name="Default" style:data-style-name="N115">
      <style:table-cell-properties style:text-align-source="fix" style:repeat-content="false" fo:border="0.06pt solid #000000"/>
      <style:paragraph-properties fo:text-align="end" fo:margin-left="0cm"/>
    </style:style>
    <style:style style:name="ce16" style:family="table-cell" style:parent-style-name="Default">
      <style:table-cell-properties fo:background-color="#ffffcc" fo:border="0.06pt solid #000000"/>
    </style:style>
    <style:style style:name="ce17" style:family="table-cell" style:parent-style-name="Default" style:data-style-name="N2">
      <style:table-cell-properties fo:background-color="#ffffcc" fo:border="0.06pt solid #000000"/>
    </style:style>
    <style:style style:name="ce18" style:family="table-cell" style:parent-style-name="Default" style:data-style-name="N119">
      <style:table-cell-properties fo:background-color="#ffffcc" fo:border="0.06pt solid #000000"/>
    </style:style>
    <style:style style:name="ce19" style:family="table-cell" style:parent-style-name="Default" style:data-style-name="N115">
      <style:table-cell-properties fo:border="0.06pt solid #000000"/>
    </style:style>
    <style:style style:name="ce20" style:family="table-cell" style:parent-style-name="Default">
      <style:table-cell-properties fo:background-color="#ffff99"/>
    </style:style>
    <style:style style:name="ce21" style:family="table-cell" style:parent-style-name="Default">
      <style:table-cell-properties fo:background-color="#cfe7f5" fo:border="0.06pt solid #000000"/>
    </style:style>
    <style:style style:name="ce2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3" style:family="table-cell" style:parent-style-name="Default" style:data-style-name="N2">
      <style:table-cell-properties fo:background-color="#e6e6e6" fo:border="0.06pt solid #000000"/>
    </style:style>
    <style:style style:name="ce24" style:family="table-cell" style:parent-style-name="Default" style:data-style-name="N2">
      <style:table-cell-properties fo:background-color="#99ccff" fo:border="0.06pt solid #000000"/>
    </style:style>
    <style:style style:name="ce25" style:family="table-cell" style:parent-style-name="Default" style:data-style-name="N2">
      <style:table-cell-properties fo:background-color="#ffff99" fo:border="0.06pt solid #000000"/>
    </style:style>
    <style:style style:name="ce26" style:family="table-cell" style:parent-style-name="Default" style:data-style-name="N116">
      <style:table-cell-properties fo:background-color="#e6e6e6" fo:border="0.06pt solid #000000"/>
    </style:style>
    <style:style style:name="ce27" style:family="table-cell" style:parent-style-name="Default" style:data-style-name="N116">
      <style:table-cell-properties fo:background-color="#99ccff" fo:border="0.06pt solid #000000"/>
    </style:style>
    <style:style style:name="ce28" style:family="table-cell" style:parent-style-name="Default" style:data-style-name="N116">
      <style:table-cell-properties fo:background-color="#ffff99" fo:border="0.06pt solid #000000"/>
    </style:style>
    <style:style style:name="ce35" style:family="table-cell" style:parent-style-name="Default" style:data-style-name="N114">
      <style:table-cell-properties fo:background-color="#e6e6e6" fo:border="0.06pt solid #000000"/>
    </style:style>
    <style:style style:name="ce36" style:family="table-cell" style:parent-style-name="Default" style:data-style-name="N114">
      <style:table-cell-properties fo:background-color="#99ccff" fo:border="0.06pt solid #000000"/>
    </style:style>
    <style:style style:name="ce37" style:family="table-cell" style:parent-style-name="Default" style:data-style-name="N114">
      <style:table-cell-properties fo:background-color="#ffff99" fo:border="0.06pt solid #000000"/>
    </style:style>
    <style:style style:name="ce38" style:family="table-cell" style:parent-style-name="Default" style:data-style-name="N10">
      <style:table-cell-properties fo:background-color="#e6e6e6" fo:border="0.06pt solid #000000"/>
    </style:style>
    <style:style style:name="ce39" style:family="table-cell" style:parent-style-name="Default" style:data-style-name="N10">
      <style:table-cell-properties fo:background-color="#99ccff" fo:border="0.06pt solid #000000"/>
    </style:style>
    <style:style style:name="ce40" style:family="table-cell" style:parent-style-name="Default" style:data-style-name="N10">
      <style:table-cell-properties fo:background-color="#ffff99" fo:border="0.06pt solid #000000"/>
    </style:style>
    <style:style style:name="ce41" style:family="table-cell" style:parent-style-name="Default">
      <style:table-cell-properties style:text-align-source="value-type" style:repeat-content="false" fo:wrap-option="wrap" style:vertical-align="bottom"/>
      <style:paragraph-properties fo:margin-left="0cm"/>
      <style:text-properties style:use-window-font-color="true" style:text-outline="false" style:text-line-through-style="none" style:text-line-through-type="none" style:font-name="Arial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style:text-align-source="value-type" style:repeat-content="false"/>
      <style:paragraph-properties fo:margin-left="0cm"/>
      <style:text-properties style:use-window-font-color="true" style:text-outline="false" style:text-line-through-style="none" style:text-line-through-type="none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style:text-align-source="value-type" style:repeat-content="false"/>
      <style:paragraph-properties fo:margin-left="0cm"/>
    </style:style>
    <style:style style:name="ce44" style:family="table-cell" style:parent-style-name="Default">
      <style:table-cell-properties style:text-align-source="fix" style:repeat-content="false" fo:wrap-option="wrap" style:vertical-align="bottom"/>
      <style:paragraph-properties fo:text-align="start"/>
      <style:text-properties style:use-window-font-color="true" style:text-outline="false" style:text-line-through-style="none" style:text-line-through-type="none" style:font-name="Arial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ext-properties style:font-name="Arial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analyse" table:style-name="ta1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number-columns-repeated="7" table:default-cell-style-name="Default"/>
        <table:table-column table:style-name="co9" table:default-cell-style-name="Default"/>
        <table:table-column table:style-name="co8" table:number-columns-repeated="3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0" table:number-columns-repeated="2" table:default-cell-style-name="Default"/>
        <table:table-row table:style-name="ro2" table:number-rows-repeated="3">
          <table:table-cell table:number-columns-repeated="20"/>
        </table:table-row>
        <table:table-row table:style-name="ro1">
          <table:table-cell table:number-columns-repeated="20"/>
        </table:table-row>
        <table:table-row table:style-name="ro2">
          <table:table-cell table:number-columns-repeated="2"/>
          <table:table-cell table:style-name="ce8" office:value-type="string" calcext:value-type="string" table:number-columns-spanned="7" table:number-rows-spanned="1">
            <text:p>Durée d'exécution (s)</text:p>
          </table:table-cell>
          <table:covered-table-cell table:number-columns-repeated="6" table:style-name="ce8"/>
          <table:table-cell/>
          <table:table-cell table:style-name="ce8" office:value-type="string" calcext:value-type="string" table:number-columns-spanned="3" table:number-rows-spanned="1">
            <text:p>Palmarès durée d'exécution (2x phys)</text:p>
          </table:table-cell>
          <table:covered-table-cell table:number-columns-repeated="2"/>
          <table:table-cell table:number-columns-repeated="7"/>
        </table:table-row>
        <table:table-row table:style-name="ro2">
          <table:table-cell/>
          <table:table-cell office:value-type="string" calcext:value-type="string">
            <text:p>problème</text:p>
          </table:table-cell>
          <table:table-cell table:style-name="ce7" office:value-type="string" calcext:value-type="string">
            <text:p>Fonction</text:p>
          </table:table-cell>
          <table:table-cell table:style-name="ce9" office:value-type="string" calcext:value-type="string">
            <text:p>1x</text:p>
          </table:table-cell>
          <table:table-cell table:style-name="ce9" office:value-type="string" calcext:value-type="string">
            <text:p>2x phys.</text:p>
          </table:table-cell>
          <table:table-cell table:style-name="ce9" office:value-type="string" calcext:value-type="string">
            <text:p>2x virt.</text:p>
          </table:table-cell>
          <table:table-cell table:style-name="ce9" office:value-type="string" calcext:value-type="string">
            <text:p>Acc. Phys.</text:p>
          </table:table-cell>
          <table:table-cell table:style-name="ce9" office:value-type="string" calcext:value-type="string">
            <office:annotation office:display="true" draw:style-name="gr1" draw:text-style-name="P2" svg:width="4.1cm" svg:height="0.991cm" svg:x="19.856cm" svg:y="0.83cm" draw:caption-point-x="-0.575cm" draw:caption-point-y="1.388cm">
              <dc:date>2013-10-08T00:00:00</dc:date>
              <text:p text:style-name="P1"><text:span text:style-name="T1">Vert : accélération</text:span></text:p>
              <text:p text:style-name="P1"><text:span text:style-name="T1">Rouge : ralentissement</text:span></text:p>
            </office:annotation>
            <text:p>Acc. Virt</text:p>
          </table:table-cell>
          <table:table-cell table:style-name="ce9" office:value-type="string" calcext:value-type="string">
            <text:p>Avantage</text:p>
          </table:table-cell>
          <table:table-cell/>
          <table:table-cell table:style-name="ce16" office:value-type="string" calcext:value-type="string">
            <text:p>Fonction</text:p>
          </table:table-cell>
          <table:table-cell table:style-name="ce16" office:value-type="string" calcext:value-type="string">
            <text:p>Durée (s)</text:p>
          </table:table-cell>
          <table:table-cell table:style-name="ce7" office:value-type="string" calcext:value-type="string">
            <office:annotation office:display="true" draw:style-name="gr2" draw:text-style-name="P2" svg:width="6.113cm" svg:height="1.386cm" svg:x="33.621cm" svg:y="0.706cm" draw:caption-point-x="-0.763cm" draw:caption-point-y="1.512cm">
              <dc:date>2012-10-11T00:00:00</dc:date>
              <text:p text:style-name="P1"><text:span text:style-name="T1">Pour trier : sélectionner la plage en jaune, puis Données-&gt;Trier, sélectionner la colonne et l'ordre</text:span></text:p>
            </office:annotation>
            <text:p>ratio</text:p>
          </table:table-cell>
          <table:table-cell table:number-columns-repeated="7"/>
        </table:table-row>
        <table:table-row table:style-name="ro4">
          <table:table-cell table:number-columns-repeated="2"/>
          <table:table-cell table:style-name="ce7" office:value-type="string" calcext:value-type="string">
            <text:p>fast</text:p>
          </table:table-cell>
          <table:table-cell table:style-name="ce10" table:formula="of:=[$calcul.$M$8]" office:value-type="float" office:value="0.4" calcext:value-type="float">
            <text:p>0,40</text:p>
          </table:table-cell>
          <table:table-cell table:style-name="ce10" table:formula="of:=[$calcul.$M22]" office:value-type="float" office:value="0.3" calcext:value-type="float">
            <text:p>0,30</text:p>
          </table:table-cell>
          <table:table-cell table:style-name="ce10" table:formula="of:=[$calcul.$M15]" office:value-type="float" office:value="0.3" calcext:value-type="float">
            <text:p>0,30</text:p>
          </table:table-cell>
          <table:table-cell table:style-name="ce12" table:formula="of:=[.D7]/[.E7]" office:value-type="float" office:value="1.33333333333333" calcext:value-type="float">
            <text:p>1,33</text:p>
          </table:table-cell>
          <table:table-cell table:style-name="ce12" table:formula="of:=[.D7]/[.F7]" office:value-type="float" office:value="1.33333333333333" calcext:value-type="float">
            <text:p>1,33</text:p>
          </table:table-cell>
          <table:table-cell table:style-name="ce15" table:formula="of:=IF([.G7]-[.H7] &gt; 0; &quot;phys&quot;; &quot;virt&quot;)" office:value-type="string" office:string-value="virt" calcext:value-type="string">
            <text:p>virt</text:p>
          </table:table-cell>
          <table:table-cell/>
          <table:table-cell table:style-name="ce16" table:formula="of:=[$analyse.$C$13]" office:value-type="string" office:string-value="slow_f" calcext:value-type="string">
            <text:p>slow_f</text:p>
          </table:table-cell>
          <table:table-cell table:style-name="ce17" table:formula="of:=[$analyse.$E$13]" office:value-type="float" office:value="0.281215" calcext:value-type="float">
            <text:p>0,28</text:p>
          </table:table-cell>
          <table:table-cell table:style-name="ce10" table:formula="of:=[.$L$7]/[.L7]" office:value-type="float" office:value="1" calcext:value-type="float">
            <text:p>1,00</text:p>
          </table:table-cell>
          <table:table-cell table:number-columns-repeated="7"/>
        </table:table-row>
        <table:table-row table:style-name="ro7">
          <table:table-cell/>
          <table:table-cell table:style-name="ce7" office:value-type="string" calcext:value-type="string">
            <text:p>problème a</text:p>
          </table:table-cell>
          <table:table-cell table:style-name="ce7" office:value-type="string" calcext:value-type="string">
            <text:p>slow_a</text:p>
          </table:table-cell>
          <table:table-cell table:style-name="ce10" table:formula="of:=[$calcul.$M$9]" office:value-type="float" office:value="0.807645" calcext:value-type="float">
            <text:p>0,81</text:p>
          </table:table-cell>
          <table:table-cell table:style-name="ce10" table:formula="of:=[$calcul.$M23]" office:value-type="float" office:value="0.397877" calcext:value-type="float">
            <text:p>0,40</text:p>
          </table:table-cell>
          <table:table-cell table:style-name="ce10" table:formula="of:=[$calcul.$M16]" office:value-type="float" office:value="0.718059" calcext:value-type="float">
            <text:p>0,72</text:p>
          </table:table-cell>
          <table:table-cell table:style-name="ce12" table:formula="of:=[.D8]/[.E8]" office:value-type="float" office:value="2.029886120585" calcext:value-type="float">
            <text:p>2,03</text:p>
          </table:table-cell>
          <table:table-cell table:style-name="ce12" table:formula="of:=[.D8]/[.F8]" office:value-type="float" office:value="1.12476133576767" calcext:value-type="float">
            <text:p>1,12</text:p>
          </table:table-cell>
          <table:table-cell table:style-name="ce15" table:formula="of:=IF([.G8]-[.H8] &gt; 0; &quot;phys&quot;; &quot;virt&quot;)" office:value-type="string" office:string-value="phys" calcext:value-type="string">
            <text:p>phys</text:p>
          </table:table-cell>
          <table:table-cell/>
          <table:table-cell table:style-name="ce16" table:formula="of:=[$analyse.$C$7]" office:value-type="string" office:string-value="fast" calcext:value-type="string">
            <text:p>fast</text:p>
          </table:table-cell>
          <table:table-cell table:style-name="ce17" table:formula="of:=[$analyse.$E$7]" office:value-type="float" office:value="0.3" calcext:value-type="float">
            <text:p>0,30</text:p>
          </table:table-cell>
          <table:table-cell table:style-name="ce10" table:formula="of:=[.$L$7]/[.L8]" office:value-type="float" office:value="0.937383333333333" calcext:value-type="float">
            <text:p>0,94</text:p>
          </table:table-cell>
          <table:table-cell table:number-columns-repeated="7"/>
        </table:table-row>
        <table:table-row table:style-name="ro7">
          <table:table-cell/>
          <table:table-cell table:style-name="ce7" office:value-type="string" calcext:value-type="string">
            <text:p>problème b</text:p>
          </table:table-cell>
          <table:table-cell table:style-name="ce7" office:value-type="string" calcext:value-type="string">
            <text:p>slow_b</text:p>
          </table:table-cell>
          <table:table-cell table:style-name="ce10" table:formula="of:=[$calcul.$M$10]" office:value-type="float" office:value="0.950752" calcext:value-type="float">
            <text:p>0,95</text:p>
          </table:table-cell>
          <table:table-cell table:style-name="ce10" table:formula="of:=[$calcul.$M24]" office:value-type="float" office:value="1.495906" calcext:value-type="float">
            <text:p>1,50</text:p>
          </table:table-cell>
          <table:table-cell table:style-name="ce10" table:formula="of:=[$calcul.$M17]" office:value-type="float" office:value="1.2874" calcext:value-type="float">
            <text:p>1,29</text:p>
          </table:table-cell>
          <table:table-cell table:style-name="ce12" table:formula="of:=[.D9]/[.E9]" office:value-type="float" office:value="0.635569347271821" calcext:value-type="float">
            <text:p>0,64</text:p>
          </table:table-cell>
          <table:table-cell table:style-name="ce12" table:formula="of:=[.D9]/[.F9]" office:value-type="float" office:value="0.738505514991456" calcext:value-type="float">
            <text:p>0,74</text:p>
          </table:table-cell>
          <table:table-cell table:style-name="ce15" table:formula="of:=IF([.G9]-[.H9] &gt; 0; &quot;phys&quot;; &quot;virt&quot;)" office:value-type="string" office:string-value="virt" calcext:value-type="string">
            <text:p>virt</text:p>
          </table:table-cell>
          <table:table-cell/>
          <table:table-cell table:style-name="ce16" table:formula="of:=[$analyse.$C$8]" office:value-type="string" office:string-value="slow_a" calcext:value-type="string">
            <text:p>slow_a</text:p>
          </table:table-cell>
          <table:table-cell table:style-name="ce17" table:formula="of:=[$analyse.$E$8]" office:value-type="float" office:value="0.397877" calcext:value-type="float">
            <text:p>0,40</text:p>
          </table:table-cell>
          <table:table-cell table:style-name="ce10" table:formula="of:=[.$L$7]/[.L9]" office:value-type="float" office:value="0.706788781457586" calcext:value-type="float">
            <text:p>0,71</text:p>
          </table:table-cell>
          <table:table-cell table:number-columns-repeated="7"/>
        </table:table-row>
        <table:table-row table:style-name="ro7">
          <table:table-cell/>
          <table:table-cell table:style-name="ce7" office:value-type="string" calcext:value-type="string">
            <text:p>problème c</text:p>
          </table:table-cell>
          <table:table-cell table:style-name="ce7" office:value-type="string" calcext:value-type="string">
            <text:p>slow_c</text:p>
          </table:table-cell>
          <table:table-cell table:style-name="ce10" table:formula="of:=[$calcul.$M$11]" office:value-type="float" office:value="2.853313" calcext:value-type="float">
            <text:p>2,85</text:p>
          </table:table-cell>
          <table:table-cell table:style-name="ce10" table:formula="of:=[$calcul.$M25]" office:value-type="float" office:value="10.873617" calcext:value-type="float">
            <text:p>10,87</text:p>
          </table:table-cell>
          <table:table-cell table:style-name="ce10" table:formula="of:=[$calcul.$M18]" office:value-type="float" office:value="3.934768" calcext:value-type="float">
            <text:p>3,93</text:p>
          </table:table-cell>
          <table:table-cell table:style-name="ce12" table:formula="of:=[.D10]/[.E10]" office:value-type="float" office:value="0.262406980124461" calcext:value-type="float">
            <text:p>0,26</text:p>
          </table:table-cell>
          <table:table-cell table:style-name="ce12" table:formula="of:=[.D10]/[.F10]" office:value-type="float" office:value="0.725154062450442" calcext:value-type="float">
            <text:p>0,73</text:p>
          </table:table-cell>
          <table:table-cell table:style-name="ce15" table:formula="of:=IF([.G10]-[.H10] &gt; 0; &quot;phys&quot;; &quot;virt&quot;)" office:value-type="string" office:string-value="virt" calcext:value-type="string">
            <text:p>virt</text:p>
          </table:table-cell>
          <table:table-cell/>
          <table:table-cell table:style-name="ce16" table:formula="of:=[$analyse.$C$9]" office:value-type="string" office:string-value="slow_b" calcext:value-type="string">
            <text:p>slow_b</text:p>
          </table:table-cell>
          <table:table-cell table:style-name="ce17" table:formula="of:=[$analyse.$E$9]" office:value-type="float" office:value="1.495906" calcext:value-type="float">
            <text:p>1,50</text:p>
          </table:table-cell>
          <table:table-cell table:style-name="ce10" table:formula="of:=[.$L$7]/[.L10]" office:value-type="float" office:value="0.187989753366856" calcext:value-type="float">
            <text:p>0,19</text:p>
          </table:table-cell>
          <table:table-cell table:number-columns-repeated="7"/>
        </table:table-row>
        <table:table-row table:style-name="ro4">
          <table:table-cell/>
          <table:table-cell table:style-name="ce7" office:value-type="string" calcext:value-type="string">
            <text:p>problème d</text:p>
          </table:table-cell>
          <table:table-cell table:style-name="ce7" office:value-type="string" calcext:value-type="string">
            <text:p>slow_d</text:p>
          </table:table-cell>
          <table:table-cell table:style-name="ce10" table:formula="of:=[$calcul.$M$12]" office:value-type="float" office:value="7.463339" calcext:value-type="float">
            <text:p>7,46</text:p>
          </table:table-cell>
          <table:table-cell table:style-name="ce10" table:formula="of:=[$calcul.$M26]" office:value-type="float" office:value="34.998931" calcext:value-type="float">
            <text:p>35,00</text:p>
          </table:table-cell>
          <table:table-cell table:style-name="ce10" table:formula="of:=[$calcul.$M19]" office:value-type="float" office:value="21.981792" calcext:value-type="float">
            <text:p>21,98</text:p>
          </table:table-cell>
          <table:table-cell table:style-name="ce12" table:formula="of:=[.D11]/[.E11]" office:value-type="float" office:value="0.213244770247411" calcext:value-type="float">
            <text:p>0,21</text:p>
          </table:table-cell>
          <table:table-cell table:style-name="ce12" table:formula="of:=[.D11]/[.F11]" office:value-type="float" office:value="0.339523683965347" calcext:value-type="float">
            <text:p>0,34</text:p>
          </table:table-cell>
          <table:table-cell table:style-name="ce15" table:formula="of:=IF([.G11]-[.H11] &gt; 0; &quot;phys&quot;; &quot;virt&quot;)" office:value-type="string" office:string-value="virt" calcext:value-type="string">
            <text:p>virt</text:p>
          </table:table-cell>
          <table:table-cell/>
          <table:table-cell table:style-name="ce16" table:formula="of:=[$analyse.$C$12]" office:value-type="string" office:string-value="slow_e" calcext:value-type="string">
            <text:p>slow_e</text:p>
          </table:table-cell>
          <table:table-cell table:style-name="ce17" table:formula="of:=[$analyse.$E$12]" office:value-type="float" office:value="2.190125" calcext:value-type="float">
            <text:p>2,19</text:p>
          </table:table-cell>
          <table:table-cell table:style-name="ce10" table:formula="of:=[.$L$7]/[.L11]" office:value-type="float" office:value="0.128401346955082" calcext:value-type="float">
            <text:p>0,13</text:p>
          </table:table-cell>
          <table:table-cell table:number-columns-repeated="7"/>
        </table:table-row>
        <table:table-row table:style-name="ro4">
          <table:table-cell/>
          <table:table-cell table:style-name="ce7" office:value-type="string" calcext:value-type="string">
            <text:p>problème e</text:p>
          </table:table-cell>
          <table:table-cell table:style-name="ce7" office:value-type="string" calcext:value-type="string">
            <text:p>slow_e</text:p>
          </table:table-cell>
          <table:table-cell table:style-name="ce10" table:formula="of:=[$calcul.$M$13]" office:value-type="float" office:value="2.250465" calcext:value-type="float">
            <text:p>2,25</text:p>
          </table:table-cell>
          <table:table-cell table:style-name="ce10" table:formula="of:=[$calcul.$M27]" office:value-type="float" office:value="2.190125" calcext:value-type="float">
            <text:p>2,19</text:p>
          </table:table-cell>
          <table:table-cell table:style-name="ce10" table:formula="of:=[$calcul.$M20]" office:value-type="float" office:value="1.474895" calcext:value-type="float">
            <text:p>1,47</text:p>
          </table:table-cell>
          <table:table-cell table:style-name="ce12" table:formula="of:=[.D12]/[.E12]" office:value-type="float" office:value="1.02755093887335" calcext:value-type="float">
            <text:p>1,03</text:p>
          </table:table-cell>
          <table:table-cell table:style-name="ce12" table:formula="of:=[.D12]/[.F12]" office:value-type="float" office:value="1.5258476027107" calcext:value-type="float">
            <text:p>1,53</text:p>
          </table:table-cell>
          <table:table-cell table:style-name="ce15" table:formula="of:=IF([.G12]-[.H12] &gt; 0; &quot;phys&quot;; &quot;virt&quot;)" office:value-type="string" office:string-value="virt" calcext:value-type="string">
            <text:p>virt</text:p>
          </table:table-cell>
          <table:table-cell/>
          <table:table-cell table:style-name="ce16" table:formula="of:=[$analyse.$C$10]" office:value-type="string" office:string-value="slow_c" calcext:value-type="string">
            <text:p>slow_c</text:p>
          </table:table-cell>
          <table:table-cell table:style-name="ce17" table:formula="of:=[$analyse.$E$10]" office:value-type="float" office:value="10.873617" calcext:value-type="float">
            <text:p>10,87</text:p>
          </table:table-cell>
          <table:table-cell table:style-name="ce10" table:formula="of:=[.$L$7]/[.L12]" office:value-type="float" office:value="0.0258621395254219" calcext:value-type="float">
            <text:p>0,03</text:p>
          </table:table-cell>
          <table:table-cell table:number-columns-repeated="7"/>
        </table:table-row>
        <table:table-row table:style-name="ro4">
          <table:table-cell/>
          <table:table-cell table:style-name="ce7" office:value-type="string" calcext:value-type="string">
            <text:p>problème f</text:p>
          </table:table-cell>
          <table:table-cell table:style-name="ce7" office:value-type="string" calcext:value-type="string">
            <text:p>slow_f</text:p>
          </table:table-cell>
          <table:table-cell table:style-name="ce10" table:formula="of:=[$calcul.$M$14]" office:value-type="float" office:value="0.419318" calcext:value-type="float">
            <text:p>0,42</text:p>
          </table:table-cell>
          <table:table-cell table:style-name="ce10" table:formula="of:=[$calcul.$M28]" office:value-type="float" office:value="0.281215" calcext:value-type="float">
            <text:p>0,28</text:p>
          </table:table-cell>
          <table:table-cell table:style-name="ce10" table:formula="of:=[$calcul.$M21]" office:value-type="float" office:value="0.408651" calcext:value-type="float">
            <text:p>0,41</text:p>
          </table:table-cell>
          <table:table-cell table:style-name="ce12" table:formula="of:=[.D13]/[.E13]" office:value-type="float" office:value="1.49109400280924" calcext:value-type="float">
            <text:p>1,49</text:p>
          </table:table-cell>
          <table:table-cell table:style-name="ce12" table:formula="of:=[.D13]/[.F13]" office:value-type="float" office:value="1.02610295827002" calcext:value-type="float">
            <text:p>1,03</text:p>
          </table:table-cell>
          <table:table-cell table:style-name="ce15" table:formula="of:=IF([.G13]-[.H13] &gt; 0; &quot;phys&quot;; &quot;virt&quot;)" office:value-type="string" office:string-value="phys" calcext:value-type="string">
            <text:p>phys</text:p>
          </table:table-cell>
          <table:table-cell/>
          <table:table-cell table:style-name="ce16" table:formula="of:=[$analyse.$C$11]" office:value-type="string" office:string-value="slow_d" calcext:value-type="string">
            <text:p>slow_d</text:p>
          </table:table-cell>
          <table:table-cell table:style-name="ce17" table:formula="of:=[$analyse.$E$11]" office:value-type="float" office:value="34.998931" calcext:value-type="float">
            <text:p>35,00</text:p>
          </table:table-cell>
          <table:table-cell table:style-name="ce10" table:formula="of:=[.$L$7]/[.L13]" office:value-type="float" office:value="0.00803495969634044" calcext:value-type="float">
            <text:p>0,01</text:p>
          </table:table-cell>
          <table:table-cell table:number-columns-repeated="7"/>
        </table:table-row>
        <table:table-row table:style-name="ro1">
          <table:table-cell table:number-columns-repeated="20"/>
        </table:table-row>
        <table:table-row table:style-name="ro2">
          <table:table-cell table:number-columns-repeated="20"/>
        </table:table-row>
        <table:table-row table:style-name="ro1" table:number-rows-repeated="2">
          <table:table-cell table:number-columns-repeated="20"/>
        </table:table-row>
        <table:table-row table:style-name="ro8">
          <table:table-cell table:number-columns-repeated="2"/>
          <table:table-cell table:style-name="ce8" office:value-type="string" calcext:value-type="string" table:number-columns-spanned="7" table:number-rows-spanned="1">
            <text:p>Instruction par cycle</text:p>
          </table:table-cell>
          <table:covered-table-cell table:number-columns-repeated="6"/>
          <table:table-cell/>
          <table:table-cell table:style-name="ce8" office:value-type="string" calcext:value-type="string" table:number-columns-spanned="3" table:number-rows-spanned="1">
            <text:p>Palmarès instruction par cycle (2x phys)</text:p>
          </table:table-cell>
          <table:covered-table-cell table:number-columns-repeated="2"/>
          <table:table-cell table:number-columns-repeated="7"/>
        </table:table-row>
        <table:table-row table:style-name="ro8">
          <table:table-cell/>
          <table:table-cell office:value-type="string" calcext:value-type="string">
            <text:p>problème</text:p>
          </table:table-cell>
          <table:table-cell table:style-name="ce7" office:value-type="string" calcext:value-type="string">
            <text:p>Fonction</text:p>
          </table:table-cell>
          <table:table-cell table:style-name="ce9" office:value-type="string" calcext:value-type="string">
            <text:p>1x</text:p>
          </table:table-cell>
          <table:table-cell table:style-name="ce9" office:value-type="string" calcext:value-type="string">
            <text:p>2x phys.</text:p>
          </table:table-cell>
          <table:table-cell table:style-name="ce9" office:value-type="string" calcext:value-type="string">
            <text:p>2x virt.</text:p>
          </table:table-cell>
          <table:table-cell table:style-name="ce9" office:value-type="string" calcext:value-type="string">
            <text:p>Diff. Phys.</text:p>
          </table:table-cell>
          <table:table-cell table:style-name="ce9" office:value-type="string" calcext:value-type="string">
            <office:annotation office:display="true" draw:style-name="gr1" draw:text-style-name="P2" svg:width="4.135cm" svg:height="0.991cm" svg:x="19.787cm" svg:y="6.634cm" draw:caption-point-x="-0.506cm" draw:caption-point-y="1.405cm">
              <dc:date>2013-10-08T00:00:00</dc:date>
              <text:p text:style-name="P1"><text:span text:style-name="T1">Vert : meilleur IPC</text:span></text:p>
              <text:p text:style-name="P1"><text:span text:style-name="T1">Rouge : diminution IPC</text:span></text:p>
            </office:annotation>
            <text:p>Diff. Virt</text:p>
          </table:table-cell>
          <table:table-cell table:style-name="ce9" office:value-type="string" calcext:value-type="string">
            <text:p>Avantage</text:p>
          </table:table-cell>
          <table:table-cell/>
          <table:table-cell table:style-name="ce16" office:value-type="string" calcext:value-type="string">
            <text:p>Fonction</text:p>
          </table:table-cell>
          <table:table-cell table:style-name="ce16" office:value-type="string" calcext:value-type="string">
            <text:p>IPC</text:p>
          </table:table-cell>
          <table:table-cell table:style-name="ce7" office:value-type="string" calcext:value-type="string">
            <text:p>ratio</text:p>
          </table:table-cell>
          <table:table-cell table:number-columns-repeated="7"/>
        </table:table-row>
        <table:table-row table:style-name="ro4">
          <table:table-cell table:number-columns-repeated="2"/>
          <table:table-cell table:style-name="ce7" office:value-type="string" calcext:value-type="string">
            <text:p>fast</text:p>
          </table:table-cell>
          <table:table-cell table:style-name="ce10" table:formula="of:=[$calcul.$K$8]" office:value-type="float" office:value="2.06286943458061" calcext:value-type="float">
            <text:p>2,06</text:p>
          </table:table-cell>
          <table:table-cell table:style-name="ce10" table:formula="of:=[$calcul.$K22]" office:value-type="float" office:value="1.12590083581825" calcext:value-type="float">
            <text:p>1,13</text:p>
          </table:table-cell>
          <table:table-cell table:style-name="ce10" table:formula="of:=[$calcul.$K15]" office:value-type="float" office:value="0.889918982357391" calcext:value-type="float">
            <text:p>0,89</text:p>
          </table:table-cell>
          <table:table-cell table:style-name="ce13" table:formula="of:=([.E20]-[.$D20])/[.E20]" office:value-type="percentage" office:value="-0.83219460271687" calcext:value-type="percentage">
            <text:p>-83%</text:p>
          </table:table-cell>
          <table:table-cell table:style-name="ce13" table:formula="of:=([.F20]-[.$D20])/[.F20]" office:value-type="percentage" office:value="-1.31804183917516" calcext:value-type="percentage">
            <text:p>-132%</text:p>
          </table:table-cell>
          <table:table-cell table:style-name="ce15" table:formula="of:=IF([.G20]-[.H20] &gt; 0; &quot;phys&quot;; &quot;virt&quot;)" office:value-type="string" office:string-value="phys" calcext:value-type="string">
            <text:p>phys</text:p>
          </table:table-cell>
          <table:table-cell/>
          <table:table-cell table:style-name="ce16" table:formula="of:=[$analyse.$C$26]" office:value-type="string" office:string-value="slow_f" calcext:value-type="string">
            <text:p>slow_f</text:p>
          </table:table-cell>
          <table:table-cell table:style-name="ce17" table:formula="of:=[$analyse.$E$26]" office:value-type="float" office:value="2.2154854058465" calcext:value-type="float">
            <text:p>2,22</text:p>
          </table:table-cell>
          <table:table-cell table:style-name="ce19" table:formula="of:=[.L20]/[.$L$20]" office:value-type="float" office:value="1" calcext:value-type="float">
            <text:p>1,0</text:p>
          </table:table-cell>
          <table:table-cell table:number-columns-repeated="7"/>
        </table:table-row>
        <table:table-row table:style-name="ro7">
          <table:table-cell/>
          <table:table-cell table:style-name="ce7" table:formula="of:=[.B8]" office:value-type="string" office:string-value="problème a" calcext:value-type="string">
            <text:p>problème a</text:p>
          </table:table-cell>
          <table:table-cell table:style-name="ce7" office:value-type="string" calcext:value-type="string">
            <text:p>slow_a</text:p>
          </table:table-cell>
          <table:table-cell table:style-name="ce10" table:formula="of:=[$calcul.$K$9]" office:value-type="float" office:value="2.19086278348397" calcext:value-type="float">
            <text:p>2,19</text:p>
          </table:table-cell>
          <table:table-cell table:style-name="ce10" table:formula="of:=[$calcul.$K23]" office:value-type="float" office:value="1.96029511429522" calcext:value-type="float">
            <text:p>1,96</text:p>
          </table:table-cell>
          <table:table-cell table:style-name="ce10" table:formula="of:=[$calcul.$K16]" office:value-type="float" office:value="1.15964804145862" calcext:value-type="float">
            <text:p>1,16</text:p>
          </table:table-cell>
          <table:table-cell table:style-name="ce13" table:formula="of:=([.E21]-[.$D21])/[.E21]" office:value-type="percentage" office:value="-0.117618856215763" calcext:value-type="percentage">
            <text:p>-12%</text:p>
          </table:table-cell>
          <table:table-cell table:style-name="ce13" table:formula="of:=([.F21]-[.$D21])/[.F21]" office:value-type="percentage" office:value="-0.889248034885031" calcext:value-type="percentage">
            <text:p>-89%</text:p>
          </table:table-cell>
          <table:table-cell table:style-name="ce15" table:formula="of:=IF([.G21]-[.H21] &gt; 0; &quot;phys&quot;; &quot;virt&quot;)" office:value-type="string" office:string-value="phys" calcext:value-type="string">
            <text:p>phys</text:p>
          </table:table-cell>
          <table:table-cell/>
          <table:table-cell table:style-name="ce16" table:formula="of:=[$analyse.$C$21]" office:value-type="string" office:string-value="slow_a" calcext:value-type="string">
            <text:p>slow_a</text:p>
          </table:table-cell>
          <table:table-cell table:style-name="ce17" table:formula="of:=[$analyse.$E$21]" office:value-type="float" office:value="1.96029511429522" calcext:value-type="float">
            <text:p>1,96</text:p>
          </table:table-cell>
          <table:table-cell table:style-name="ce19" table:formula="of:=[.L21]/[.$L$20]" office:value-type="float" office:value="0.884815178254909" calcext:value-type="float">
            <text:p>0,9</text:p>
          </table:table-cell>
          <table:table-cell table:number-columns-repeated="7"/>
        </table:table-row>
        <table:table-row table:style-name="ro7">
          <table:table-cell/>
          <table:table-cell table:style-name="ce7" table:formula="of:=[.B9]" office:value-type="string" office:string-value="problème b" calcext:value-type="string">
            <text:p>problème b</text:p>
          </table:table-cell>
          <table:table-cell table:style-name="ce7" office:value-type="string" calcext:value-type="string">
            <text:p>slow_b</text:p>
          </table:table-cell>
          <table:table-cell table:style-name="ce10" table:formula="of:=[$calcul.$K$10]" office:value-type="float" office:value="1.52574684999403" calcext:value-type="float">
            <text:p>1,53</text:p>
          </table:table-cell>
          <table:table-cell table:style-name="ce10" table:formula="of:=[$calcul.$K24]" office:value-type="float" office:value="0.453694837719967" calcext:value-type="float">
            <text:p>0,45</text:p>
          </table:table-cell>
          <table:table-cell table:style-name="ce10" table:formula="of:=[$calcul.$K17]" office:value-type="float" office:value="0.704268889018682" calcext:value-type="float">
            <text:p>0,70</text:p>
          </table:table-cell>
          <table:table-cell table:style-name="ce13" table:formula="of:=([.E22]-[.$D22])/[.E22]" office:value-type="percentage" office:value="-2.36293632447227" calcext:value-type="percentage">
            <text:p>-236%</text:p>
          </table:table-cell>
          <table:table-cell table:style-name="ce13" table:formula="of:=([.F22]-[.$D22])/[.F22]" office:value-type="percentage" office:value="-1.16642659328596" calcext:value-type="percentage">
            <text:p>-117%</text:p>
          </table:table-cell>
          <table:table-cell table:style-name="ce15" table:formula="of:=IF([.G22]-[.H22] &gt; 0; &quot;phys&quot;; &quot;virt&quot;)" office:value-type="string" office:string-value="virt" calcext:value-type="string">
            <text:p>virt</text:p>
          </table:table-cell>
          <table:table-cell/>
          <table:table-cell table:style-name="ce16" table:formula="of:=[$analyse.$C$20]" office:value-type="string" office:string-value="fast" calcext:value-type="string">
            <text:p>fast</text:p>
          </table:table-cell>
          <table:table-cell table:style-name="ce17" table:formula="of:=[$analyse.$E$20]" office:value-type="float" office:value="1.12590083581825" calcext:value-type="float">
            <text:p>1,13</text:p>
          </table:table-cell>
          <table:table-cell table:style-name="ce19" table:formula="of:=[.L22]/[.$L$20]" office:value-type="float" office:value="0.50819600654876" calcext:value-type="float">
            <text:p>0,5</text:p>
          </table:table-cell>
          <table:table-cell table:number-columns-repeated="7"/>
        </table:table-row>
        <table:table-row table:style-name="ro4">
          <table:table-cell/>
          <table:table-cell table:style-name="ce7" table:formula="of:=[.B10]" office:value-type="string" office:string-value="problème c" calcext:value-type="string">
            <text:p>problème c</text:p>
          </table:table-cell>
          <table:table-cell table:style-name="ce7" office:value-type="string" calcext:value-type="string">
            <text:p>slow_c</text:p>
          </table:table-cell>
          <table:table-cell table:style-name="ce10" table:formula="of:=[$calcul.$K$11]" office:value-type="float" office:value="0.576199582536875" calcext:value-type="float">
            <text:p>0,58</text:p>
          </table:table-cell>
          <table:table-cell table:style-name="ce10" table:formula="of:=[$calcul.$K25]" office:value-type="float" office:value="0.0602584043754667" calcext:value-type="float">
            <text:p>0,06</text:p>
          </table:table-cell>
          <table:table-cell table:style-name="ce10" table:formula="of:=[$calcul.$K18]" office:value-type="float" office:value="0.321288164070848" calcext:value-type="float">
            <text:p>0,32</text:p>
          </table:table-cell>
          <table:table-cell table:style-name="ce13" table:formula="of:=([.E23]-[.$D23])/[.E23]" office:value-type="percentage" office:value="-8.56214470842289" calcext:value-type="percentage">
            <text:p>-856%</text:p>
          </table:table-cell>
          <table:table-cell table:style-name="ce13" table:formula="of:=([.F23]-[.$D23])/[.F23]" office:value-type="percentage" office:value="-0.793404323508837" calcext:value-type="percentage">
            <text:p>-79%</text:p>
          </table:table-cell>
          <table:table-cell table:style-name="ce15" table:formula="of:=IF([.G23]-[.H23] &gt; 0; &quot;phys&quot;; &quot;virt&quot;)" office:value-type="string" office:string-value="virt" calcext:value-type="string">
            <text:p>virt</text:p>
          </table:table-cell>
          <table:table-cell/>
          <table:table-cell table:style-name="ce16" table:formula="of:=[$analyse.$C$24]" office:value-type="string" office:string-value="slow_d" calcext:value-type="string">
            <text:p>slow_d</text:p>
          </table:table-cell>
          <table:table-cell table:style-name="ce17" table:formula="of:=[$analyse.$E$24]" office:value-type="float" office:value="0.514768946738159" calcext:value-type="float">
            <text:p>0,51</text:p>
          </table:table-cell>
          <table:table-cell table:style-name="ce19" table:formula="of:=[.L23]/[.$L$20]" office:value-type="float" office:value="0.232350411959258" calcext:value-type="float">
            <text:p>0,2</text:p>
          </table:table-cell>
          <table:table-cell table:number-columns-repeated="7"/>
        </table:table-row>
        <table:table-row table:style-name="ro4">
          <table:table-cell/>
          <table:table-cell table:style-name="ce7" table:formula="of:=[.B11]" office:value-type="string" office:string-value="problème d" calcext:value-type="string">
            <text:p>problème d</text:p>
          </table:table-cell>
          <table:table-cell table:style-name="ce7" office:value-type="string" calcext:value-type="string">
            <text:p>slow_d</text:p>
          </table:table-cell>
          <table:table-cell table:style-name="ce10" table:formula="of:=[$calcul.$K$12]" office:value-type="float" office:value="0.581548783241423" calcext:value-type="float">
            <text:p>0,58</text:p>
          </table:table-cell>
          <table:table-cell table:style-name="ce10" table:formula="of:=[$calcul.$K26]" office:value-type="float" office:value="0.514768946738159" calcext:value-type="float">
            <text:p>0,51</text:p>
          </table:table-cell>
          <table:table-cell table:style-name="ce10" table:formula="of:=[$calcul.$K19]" office:value-type="float" office:value="0.725163922069975" calcext:value-type="float">
            <text:p>0,73</text:p>
          </table:table-cell>
          <table:table-cell table:style-name="ce13" table:formula="of:=([.E24]-[.$D24])/[.E24]" office:value-type="percentage" office:value="-0.129727787440202" calcext:value-type="percentage">
            <text:p>-13%</text:p>
          </table:table-cell>
          <table:table-cell table:style-name="ce13" table:formula="of:=([.F24]-[.$D24])/[.F24]" office:value-type="percentage" office:value="0.198045068787486" calcext:value-type="percentage">
            <text:p>20%</text:p>
          </table:table-cell>
          <table:table-cell table:style-name="ce15" table:formula="of:=IF([.G24]-[.H24] &gt; 0; &quot;phys&quot;; &quot;virt&quot;)" office:value-type="string" office:string-value="virt" calcext:value-type="string">
            <text:p>virt</text:p>
          </table:table-cell>
          <table:table-cell/>
          <table:table-cell table:style-name="ce16" table:formula="of:=[$analyse.$C$22]" office:value-type="string" office:string-value="slow_b" calcext:value-type="string">
            <text:p>slow_b</text:p>
          </table:table-cell>
          <table:table-cell table:style-name="ce17" table:formula="of:=[$analyse.$E$22]" office:value-type="float" office:value="0.453694837719967" calcext:value-type="float">
            <text:p>0,45</text:p>
          </table:table-cell>
          <table:table-cell table:style-name="ce19" table:formula="of:=[.L24]/[.$L$20]" office:value-type="float" office:value="0.204783491925833" calcext:value-type="float">
            <text:p>0,2</text:p>
          </table:table-cell>
          <table:table-cell table:number-columns-repeated="7"/>
        </table:table-row>
        <table:table-row table:style-name="ro7">
          <table:table-cell/>
          <table:table-cell table:style-name="ce7" table:formula="of:=[.B12]" office:value-type="string" office:string-value="problème e" calcext:value-type="string">
            <text:p>problème e</text:p>
          </table:table-cell>
          <table:table-cell table:style-name="ce7" office:value-type="string" calcext:value-type="string">
            <text:p>slow_e</text:p>
          </table:table-cell>
          <table:table-cell table:style-name="ce10" table:formula="of:=[$calcul.$K$13]" office:value-type="float" office:value="0.749366865852111" calcext:value-type="float">
            <text:p>0,75</text:p>
          </table:table-cell>
          <table:table-cell table:style-name="ce10" table:formula="of:=[$calcul.$K27]" office:value-type="float" office:value="0.413191039662597" calcext:value-type="float">
            <text:p>0,41</text:p>
          </table:table-cell>
          <table:table-cell table:style-name="ce10" table:formula="of:=[$calcul.$K20]" office:value-type="float" office:value="0.586168083199061" calcext:value-type="float">
            <text:p>0,59</text:p>
          </table:table-cell>
          <table:table-cell table:style-name="ce13" table:formula="of:=([.E25]-[.$D25])/[.E25]" office:value-type="percentage" office:value="-0.813608703770605" calcext:value-type="percentage">
            <text:p>-81%</text:p>
          </table:table-cell>
          <table:table-cell table:style-name="ce13" table:formula="of:=([.F25]-[.$D25])/[.F25]" office:value-type="percentage" office:value="-0.278416357578494" calcext:value-type="percentage">
            <text:p>-28%</text:p>
          </table:table-cell>
          <table:table-cell table:style-name="ce15" table:formula="of:=IF([.G25]-[.H25] &gt; 0; &quot;phys&quot;; &quot;virt&quot;)" office:value-type="string" office:string-value="virt" calcext:value-type="string">
            <text:p>virt</text:p>
          </table:table-cell>
          <table:table-cell/>
          <table:table-cell table:style-name="ce16" table:formula="of:=[$analyse.$C$25]" office:value-type="string" office:string-value="slow_e" calcext:value-type="string">
            <text:p>slow_e</text:p>
          </table:table-cell>
          <table:table-cell table:style-name="ce17" table:formula="of:=[$analyse.$E$25]" office:value-type="float" office:value="0.413191039662597" calcext:value-type="float">
            <text:p>0,41</text:p>
          </table:table-cell>
          <table:table-cell table:style-name="ce19" table:formula="of:=[.L25]/[.$L$20]" office:value-type="float" office:value="0.18650135928326" calcext:value-type="float">
            <text:p>0,2</text:p>
          </table:table-cell>
          <table:table-cell table:number-columns-repeated="7"/>
        </table:table-row>
        <table:table-row table:style-name="ro4">
          <table:table-cell/>
          <table:table-cell table:style-name="ce7" table:formula="of:=[.B13]" office:value-type="string" office:string-value="problème f" calcext:value-type="string">
            <text:p>problème f</text:p>
          </table:table-cell>
          <table:table-cell table:style-name="ce7" office:value-type="string" calcext:value-type="string">
            <text:p>slow_f</text:p>
          </table:table-cell>
          <table:table-cell table:style-name="ce10" table:formula="of:=[$calcul.$K$14]" office:value-type="float" office:value="2.64363084362221" calcext:value-type="float">
            <text:p>2,64</text:p>
          </table:table-cell>
          <table:table-cell table:style-name="ce10" table:formula="of:=[$calcul.$K28]" office:value-type="float" office:value="2.2154854058465" calcext:value-type="float">
            <text:p>2,22</text:p>
          </table:table-cell>
          <table:table-cell table:style-name="ce10" table:formula="of:=[$calcul.$K21]" office:value-type="float" office:value="1.54054390693593" calcext:value-type="float">
            <text:p>1,54</text:p>
          </table:table-cell>
          <table:table-cell table:style-name="ce13" table:formula="of:=([.E26]-[.$D26])/[.E26]" office:value-type="percentage" office:value="-0.193251301338237" calcext:value-type="percentage">
            <text:p>-19%</text:p>
          </table:table-cell>
          <table:table-cell table:style-name="ce13" table:formula="of:=([.F26]-[.$D26])/[.F26]" office:value-type="percentage" office:value="-0.716037324038538" calcext:value-type="percentage">
            <text:p>-72%</text:p>
          </table:table-cell>
          <table:table-cell table:style-name="ce15" table:formula="of:=IF([.G26]-[.H26] &gt; 0; &quot;phys&quot;; &quot;virt&quot;)" office:value-type="string" office:string-value="phys" calcext:value-type="string">
            <text:p>phys</text:p>
          </table:table-cell>
          <table:table-cell/>
          <table:table-cell table:style-name="ce16" table:formula="of:=[$analyse.$C$23]" office:value-type="string" office:string-value="slow_c" calcext:value-type="string">
            <text:p>slow_c</text:p>
          </table:table-cell>
          <table:table-cell table:style-name="ce17" table:formula="of:=[$analyse.$E$23]" office:value-type="float" office:value="0.0602584043754667" calcext:value-type="float">
            <text:p>0,06</text:p>
          </table:table-cell>
          <table:table-cell table:style-name="ce19" table:formula="of:=[.L26]/[.$L$20]" office:value-type="float" office:value="0.0271987367718376" calcext:value-type="float">
            <text:p>0,0</text:p>
          </table:table-cell>
          <table:table-cell table:number-columns-repeated="7"/>
        </table:table-row>
        <table:table-row table:style-name="ro2">
          <table:table-cell table:number-columns-repeated="20"/>
        </table:table-row>
        <table:table-row table:style-name="ro1" table:number-rows-repeated="3">
          <table:table-cell table:number-columns-repeated="20"/>
        </table:table-row>
        <table:table-row table:style-name="ro8">
          <table:table-cell table:number-columns-repeated="2"/>
          <table:table-cell table:style-name="ce8" office:value-type="string" calcext:value-type="string" table:number-columns-spanned="7" table:number-rows-spanned="1">
            <text:p>Taux de défaut en cache L1 (moins est mieux)</text:p>
          </table:table-cell>
          <table:covered-table-cell table:number-columns-repeated="6"/>
          <table:table-cell/>
          <table:table-cell table:style-name="ce8" office:value-type="string" calcext:value-type="string" table:number-columns-spanned="3" table:number-rows-spanned="1">
            <text:p>Palmarès défaut en cache L1 (2x phys)</text:p>
          </table:table-cell>
          <table:covered-table-cell table:number-columns-repeated="2"/>
          <table:table-cell table:number-columns-repeated="7"/>
        </table:table-row>
        <table:table-row table:style-name="ro8">
          <table:table-cell/>
          <table:table-cell office:value-type="string" calcext:value-type="string">
            <text:p>problème</text:p>
          </table:table-cell>
          <table:table-cell table:style-name="ce7" office:value-type="string" calcext:value-type="string">
            <text:p>Fonction</text:p>
          </table:table-cell>
          <table:table-cell table:style-name="ce9" office:value-type="string" calcext:value-type="string">
            <text:p>1x</text:p>
          </table:table-cell>
          <table:table-cell table:style-name="ce9" office:value-type="string" calcext:value-type="string">
            <text:p>2x phys.</text:p>
          </table:table-cell>
          <table:table-cell table:style-name="ce9" office:value-type="string" calcext:value-type="string">
            <text:p>2x virt.</text:p>
          </table:table-cell>
          <table:table-cell table:style-name="ce9" office:value-type="string" calcext:value-type="string">
            <text:p>Diff. Phys.</text:p>
          </table:table-cell>
          <table:table-cell table:style-name="ce9" office:value-type="string" calcext:value-type="string">
            <office:annotation office:display="true" draw:style-name="gr1" draw:text-style-name="P2" svg:width="4.474cm" svg:height="0.991cm" svg:x="19.823cm" svg:y="12.253cm" draw:caption-point-x="-0.542cm" draw:caption-point-y="1.534cm">
              <dc:date>2013-10-08T00:00:00</dc:date>
              <text:p text:style-name="P1"><text:span text:style-name="T1">Vert : diminution déf.</text:span></text:p>
              <text:p text:style-name="P1"><text:span text:style-name="T1">Rouge : augmentation déf.</text:span></text:p>
            </office:annotation>
            <text:p>Diff. Virt</text:p>
          </table:table-cell>
          <table:table-cell table:style-name="ce9" office:value-type="string" calcext:value-type="string">
            <text:p>Avantage</text:p>
          </table:table-cell>
          <table:table-cell/>
          <table:table-cell table:style-name="ce16" office:value-type="string" calcext:value-type="string">
            <text:p>Fonction</text:p>
          </table:table-cell>
          <table:table-cell table:style-name="ce16" office:value-type="string" calcext:value-type="string">
            <text:p>déf. L1</text:p>
          </table:table-cell>
          <table:table-cell table:style-name="ce7" office:value-type="string" calcext:value-type="string">
            <text:p>ratio</text:p>
          </table:table-cell>
          <table:table-cell table:number-columns-repeated="7"/>
        </table:table-row>
        <table:table-row table:style-name="ro8">
          <table:table-cell table:number-columns-repeated="2"/>
          <table:table-cell table:style-name="ce7" office:value-type="string" calcext:value-type="string">
            <text:p>fast</text:p>
          </table:table-cell>
          <table:table-cell table:style-name="ce11" table:formula="of:=[$calcul.$L$8]" office:value-type="percentage" office:value="0.000024578" calcext:value-type="percentage">
            <text:p>0,0%</text:p>
          </table:table-cell>
          <table:table-cell table:style-name="ce11" table:formula="of:=[$calcul.$L22]" office:value-type="percentage" office:value="0.0000264414" calcext:value-type="percentage">
            <text:p>0,0%</text:p>
          </table:table-cell>
          <table:table-cell table:style-name="ce11" table:formula="of:=[$calcul.$L15]" office:value-type="percentage" office:value="0.0000262538" calcext:value-type="percentage">
            <text:p>0,0%</text:p>
          </table:table-cell>
          <table:table-cell table:style-name="ce14" table:formula="of:=([.E33]-[.$D33])/[.E33]" office:value-type="percentage" office:value="0.0704728191396825" calcext:value-type="percentage">
            <text:p>7%</text:p>
          </table:table-cell>
          <table:table-cell table:style-name="ce14" table:formula="of:=([.F33]-[.$D33])/[.F33]" office:value-type="percentage" office:value="0.0638307597376379" calcext:value-type="percentage">
            <text:p>6%</text:p>
          </table:table-cell>
          <table:table-cell table:style-name="ce15" table:formula="of:=IF([.G33]-[.H33] &lt; 0; &quot;phys&quot;; &quot;virt&quot;)" office:value-type="string" office:string-value="virt" calcext:value-type="string">
            <text:p>virt</text:p>
          </table:table-cell>
          <table:table-cell/>
          <table:table-cell table:style-name="ce16" table:formula="of:=[$analyse.$C$33]" office:value-type="string" office:string-value="fast" calcext:value-type="string">
            <text:p>fast</text:p>
          </table:table-cell>
          <table:table-cell table:style-name="ce18" table:formula="of:=[$analyse.$E$33]" office:value-type="percentage" office:value="0.0000264414" calcext:value-type="percentage">
            <text:p>0,003%</text:p>
          </table:table-cell>
          <table:table-cell table:style-name="ce19" table:formula="of:=[.L33]/[.$L$33]" office:value-type="float" office:value="1" calcext:value-type="float">
            <text:p>1,0</text:p>
          </table:table-cell>
          <table:table-cell table:number-columns-repeated="7"/>
        </table:table-row>
        <table:table-row table:style-name="ro8">
          <table:table-cell/>
          <table:table-cell table:style-name="ce7" table:formula="of:=[.B21]" office:value-type="string" office:string-value="problème a" calcext:value-type="string">
            <text:p>problème a</text:p>
          </table:table-cell>
          <table:table-cell table:style-name="ce7" office:value-type="string" calcext:value-type="string">
            <text:p>slow_a</text:p>
          </table:table-cell>
          <table:table-cell table:style-name="ce11" table:formula="of:=[$calcul.$L$9]" office:value-type="percentage" office:value="0.0008231001" calcext:value-type="percentage">
            <text:p>0,1%</text:p>
          </table:table-cell>
          <table:table-cell table:style-name="ce11" table:formula="of:=[$calcul.$L23]" office:value-type="percentage" office:value="0.0008268404" calcext:value-type="percentage">
            <text:p>0,1%</text:p>
          </table:table-cell>
          <table:table-cell table:style-name="ce11" table:formula="of:=[$calcul.$L16]" office:value-type="percentage" office:value="0.0008330734" calcext:value-type="percentage">
            <text:p>0,1%</text:p>
          </table:table-cell>
          <table:table-cell table:style-name="ce14" table:formula="of:=([.E34]-[.$D34])/[.E34]" office:value-type="percentage" office:value="0.00452360576478847" calcext:value-type="percentage">
            <text:p>0%</text:p>
          </table:table-cell>
          <table:table-cell table:style-name="ce14" table:formula="of:=([.F34]-[.$D34])/[.F34]" office:value-type="percentage" office:value="0.0119716942108582" calcext:value-type="percentage">
            <text:p>1%</text:p>
          </table:table-cell>
          <table:table-cell table:style-name="ce15" table:formula="of:=IF([.G34]-[.H34] &lt; 0; &quot;phys&quot;; &quot;virt&quot;)" office:value-type="string" office:string-value="phys" calcext:value-type="string">
            <text:p>phys</text:p>
          </table:table-cell>
          <table:table-cell/>
          <table:table-cell table:style-name="ce16" table:formula="of:=[$analyse.$C$39]" office:value-type="string" office:string-value="slow_f" calcext:value-type="string">
            <text:p>slow_f</text:p>
          </table:table-cell>
          <table:table-cell table:style-name="ce18" table:formula="of:=[$analyse.$E$39]" office:value-type="percentage" office:value="0.0008229812" calcext:value-type="percentage">
            <text:p>0,082%</text:p>
          </table:table-cell>
          <table:table-cell table:style-name="ce19" table:formula="of:=[.L34]/[.$L$33]" office:value-type="float" office:value="31.1247210813346" calcext:value-type="float">
            <text:p>31,1</text:p>
          </table:table-cell>
          <table:table-cell table:number-columns-repeated="7"/>
        </table:table-row>
        <table:table-row table:style-name="ro8">
          <table:table-cell/>
          <table:table-cell table:style-name="ce7" table:formula="of:=[.B22]" office:value-type="string" office:string-value="problème b" calcext:value-type="string">
            <text:p>problème b</text:p>
          </table:table-cell>
          <table:table-cell table:style-name="ce7" office:value-type="string" calcext:value-type="string">
            <text:p>slow_b</text:p>
          </table:table-cell>
          <table:table-cell table:style-name="ce11" table:formula="of:=[$calcul.$L$10]" office:value-type="percentage" office:value="0.0008257268" calcext:value-type="percentage">
            <text:p>0,1%</text:p>
          </table:table-cell>
          <table:table-cell table:style-name="ce11" table:formula="of:=[$calcul.$L24]" office:value-type="percentage" office:value="0.01851491" calcext:value-type="percentage">
            <text:p>1,9%</text:p>
          </table:table-cell>
          <table:table-cell table:style-name="ce11" table:formula="of:=[$calcul.$L17]" office:value-type="percentage" office:value="0.0014309255" calcext:value-type="percentage">
            <text:p>0,1%</text:p>
          </table:table-cell>
          <table:table-cell table:style-name="ce14" table:formula="of:=([.E35]-[.$D35])/[.E35]" office:value-type="percentage" office:value="0.955402062445888" calcext:value-type="percentage">
            <text:p>96%</text:p>
          </table:table-cell>
          <table:table-cell table:style-name="ce14" table:formula="of:=([.F35]-[.$D35])/[.F35]" office:value-type="percentage" office:value="0.422942144786713" calcext:value-type="percentage">
            <text:p>42%</text:p>
          </table:table-cell>
          <table:table-cell table:style-name="ce15" table:formula="of:=IF([.G35]-[.H35] &lt; 0; &quot;phys&quot;; &quot;virt&quot;)" office:value-type="string" office:string-value="virt" calcext:value-type="string">
            <text:p>virt</text:p>
          </table:table-cell>
          <table:table-cell/>
          <table:table-cell table:style-name="ce16" table:formula="of:=[$analyse.$C$34]" office:value-type="string" office:string-value="slow_a" calcext:value-type="string">
            <text:p>slow_a</text:p>
          </table:table-cell>
          <table:table-cell table:style-name="ce18" table:formula="of:=[$analyse.$E$34]" office:value-type="percentage" office:value="0.0008268404" calcext:value-type="percentage">
            <text:p>0,083%</text:p>
          </table:table-cell>
          <table:table-cell table:style-name="ce19" table:formula="of:=[.L35]/[.$L$33]" office:value-type="float" office:value="31.2706740187736" calcext:value-type="float">
            <text:p>31,3</text:p>
          </table:table-cell>
          <table:table-cell table:number-columns-repeated="7"/>
        </table:table-row>
        <table:table-row table:style-name="ro8">
          <table:table-cell/>
          <table:table-cell table:style-name="ce7" table:formula="of:=[.B23]" office:value-type="string" office:string-value="problème c" calcext:value-type="string">
            <text:p>problème c</text:p>
          </table:table-cell>
          <table:table-cell table:style-name="ce7" office:value-type="string" calcext:value-type="string">
            <text:p>slow_c</text:p>
          </table:table-cell>
          <table:table-cell table:style-name="ce11" table:formula="of:=[$calcul.$L$11]" office:value-type="percentage" office:value="0.0008555782" calcext:value-type="percentage">
            <text:p>0,1%</text:p>
          </table:table-cell>
          <table:table-cell table:style-name="ce11" table:formula="of:=[$calcul.$L25]" office:value-type="percentage" office:value="0.0752286122" calcext:value-type="percentage">
            <text:p>7,5%</text:p>
          </table:table-cell>
          <table:table-cell table:style-name="ce11" table:formula="of:=[$calcul.$L18]" office:value-type="percentage" office:value="0.0008873785" calcext:value-type="percentage">
            <text:p>0,1%</text:p>
          </table:table-cell>
          <table:table-cell table:style-name="ce14" table:formula="of:=([.E36]-[.$D36])/[.E36]" office:value-type="percentage" office:value="0.988626957550069" calcext:value-type="percentage">
            <text:p>99%</text:p>
          </table:table-cell>
          <table:table-cell table:style-name="ce14" table:formula="of:=([.F36]-[.$D36])/[.F36]" office:value-type="percentage" office:value="0.035836229974019" calcext:value-type="percentage">
            <text:p>4%</text:p>
          </table:table-cell>
          <table:table-cell table:style-name="ce15" table:formula="of:=IF([.G36]-[.H36] &lt; 0; &quot;phys&quot;; &quot;virt&quot;)" office:value-type="string" office:string-value="virt" calcext:value-type="string">
            <text:p>virt</text:p>
          </table:table-cell>
          <table:table-cell/>
          <table:table-cell table:style-name="ce16" table:formula="of:=[$analyse.$C$35]" office:value-type="string" office:string-value="slow_b" calcext:value-type="string">
            <text:p>slow_b</text:p>
          </table:table-cell>
          <table:table-cell table:style-name="ce18" table:formula="of:=[$analyse.$E$35]" office:value-type="percentage" office:value="0.01851491" calcext:value-type="percentage">
            <text:p>1,851%</text:p>
          </table:table-cell>
          <table:table-cell table:style-name="ce19" table:formula="of:=[.L36]/[.$L$33]" office:value-type="float" office:value="700.224269516743" calcext:value-type="float">
            <text:p>700,2</text:p>
          </table:table-cell>
          <table:table-cell table:number-columns-repeated="7"/>
        </table:table-row>
        <table:table-row table:style-name="ro8">
          <table:table-cell/>
          <table:table-cell table:style-name="ce7" table:formula="of:=[.B24]" office:value-type="string" office:string-value="problème d" calcext:value-type="string">
            <text:p>problème d</text:p>
          </table:table-cell>
          <table:table-cell table:style-name="ce7" office:value-type="string" calcext:value-type="string">
            <text:p>slow_d</text:p>
          </table:table-cell>
          <table:table-cell table:style-name="ce11" table:formula="of:=[$calcul.$L$12]" office:value-type="percentage" office:value="0.0009237412" calcext:value-type="percentage">
            <text:p>0,1%</text:p>
          </table:table-cell>
          <table:table-cell table:style-name="ce11" table:formula="of:=[$calcul.$L26]" office:value-type="percentage" office:value="0.2024944274" calcext:value-type="percentage">
            <text:p>20,2%</text:p>
          </table:table-cell>
          <table:table-cell table:style-name="ce11" table:formula="of:=[$calcul.$L19]" office:value-type="percentage" office:value="0.0012612982" calcext:value-type="percentage">
            <text:p>0,1%</text:p>
          </table:table-cell>
          <table:table-cell table:style-name="ce14" table:formula="of:=([.E37]-[.$D37])/[.E37]" office:value-type="percentage" office:value="0.99543818952521" calcext:value-type="percentage">
            <text:p>100%</text:p>
          </table:table-cell>
          <table:table-cell table:style-name="ce14" table:formula="of:=([.F37]-[.$D37])/[.F37]" office:value-type="percentage" office:value="0.267626640551774" calcext:value-type="percentage">
            <text:p>27%</text:p>
          </table:table-cell>
          <table:table-cell table:style-name="ce15" table:formula="of:=IF([.G37]-[.H37] &lt; 0; &quot;phys&quot;; &quot;virt&quot;)" office:value-type="string" office:string-value="virt" calcext:value-type="string">
            <text:p>virt</text:p>
          </table:table-cell>
          <table:table-cell/>
          <table:table-cell table:style-name="ce16" table:formula="of:=[$analyse.$C$36]" office:value-type="string" office:string-value="slow_c" calcext:value-type="string">
            <text:p>slow_c</text:p>
          </table:table-cell>
          <table:table-cell table:style-name="ce18" table:formula="of:=[$analyse.$E$36]" office:value-type="percentage" office:value="0.0752286122" calcext:value-type="percentage">
            <text:p>7,523%</text:p>
          </table:table-cell>
          <table:table-cell table:style-name="ce19" table:formula="of:=[.L37]/[.$L$33]" office:value-type="float" office:value="2845.10699887298" calcext:value-type="float">
            <text:p>2845,1</text:p>
          </table:table-cell>
          <table:table-cell table:number-columns-repeated="7"/>
        </table:table-row>
        <table:table-row table:style-name="ro8">
          <table:table-cell/>
          <table:table-cell table:style-name="ce7" table:formula="of:=[.B25]" office:value-type="string" office:string-value="problème e" calcext:value-type="string">
            <text:p>problème e</text:p>
          </table:table-cell>
          <table:table-cell table:style-name="ce7" office:value-type="string" calcext:value-type="string">
            <text:p>slow_e</text:p>
          </table:table-cell>
          <table:table-cell table:style-name="ce11" table:formula="of:=[$calcul.$L$13]" office:value-type="percentage" office:value="0.0531272279" calcext:value-type="percentage">
            <text:p>5,3%</text:p>
          </table:table-cell>
          <table:table-cell table:style-name="ce11" table:formula="of:=[$calcul.$L27]" office:value-type="percentage" office:value="0.0956199278" calcext:value-type="percentage">
            <text:p>9,6%</text:p>
          </table:table-cell>
          <table:table-cell table:style-name="ce11" table:formula="of:=[$calcul.$L20]" office:value-type="percentage" office:value="0.0392481452" calcext:value-type="percentage">
            <text:p>3,9%</text:p>
          </table:table-cell>
          <table:table-cell table:style-name="ce14" table:formula="of:=([.E38]-[.$D38])/[.E38]" office:value-type="percentage" office:value="0.444391675225674" calcext:value-type="percentage">
            <text:p>44%</text:p>
          </table:table-cell>
          <table:table-cell table:style-name="ce14" table:formula="of:=([.F38]-[.$D38])/[.F38]" office:value-type="percentage" office:value="-0.353623913417442" calcext:value-type="percentage">
            <text:p>-35%</text:p>
          </table:table-cell>
          <table:table-cell table:style-name="ce15" table:formula="of:=IF([.G38]-[.H38] &lt; 0; &quot;phys&quot;; &quot;virt&quot;)" office:value-type="string" office:string-value="virt" calcext:value-type="string">
            <text:p>virt</text:p>
          </table:table-cell>
          <table:table-cell/>
          <table:table-cell table:style-name="ce16" table:formula="of:=[$analyse.$C$38]" office:value-type="string" office:string-value="slow_e" calcext:value-type="string">
            <text:p>slow_e</text:p>
          </table:table-cell>
          <table:table-cell table:style-name="ce18" table:formula="of:=[$analyse.$E$38]" office:value-type="percentage" office:value="0.0956199278" calcext:value-type="percentage">
            <text:p>9,562%</text:p>
          </table:table-cell>
          <table:table-cell table:style-name="ce19" table:formula="of:=[.L38]/[.$L$33]" office:value-type="float" office:value="3616.29595255924" calcext:value-type="float">
            <text:p>3616,3</text:p>
          </table:table-cell>
          <table:table-cell table:number-columns-repeated="7"/>
        </table:table-row>
        <table:table-row table:style-name="ro8">
          <table:table-cell/>
          <table:table-cell table:style-name="ce7" table:formula="of:=[.B26]" office:value-type="string" office:string-value="problème f" calcext:value-type="string">
            <text:p>problème f</text:p>
          </table:table-cell>
          <table:table-cell table:style-name="ce7" office:value-type="string" calcext:value-type="string">
            <text:p>slow_f</text:p>
          </table:table-cell>
          <table:table-cell table:style-name="ce11" table:formula="of:=[$calcul.$L$14]" office:value-type="percentage" office:value="0.0008173666" calcext:value-type="percentage">
            <text:p>0,1%</text:p>
          </table:table-cell>
          <table:table-cell table:style-name="ce11" table:formula="of:=[$calcul.$L28]" office:value-type="percentage" office:value="0.0008229812" calcext:value-type="percentage">
            <text:p>0,1%</text:p>
          </table:table-cell>
          <table:table-cell table:style-name="ce11" table:formula="of:=[$calcul.$L21]" office:value-type="percentage" office:value="0.000827959" calcext:value-type="percentage">
            <text:p>0,1%</text:p>
          </table:table-cell>
          <table:table-cell table:style-name="ce14" table:formula="of:=([.E39]-[.$D39])/[.E39]" office:value-type="percentage" office:value="0.00682227005914597" calcext:value-type="percentage">
            <text:p>1%</text:p>
          </table:table-cell>
          <table:table-cell table:style-name="ce14" table:formula="of:=([.F39]-[.$D39])/[.F39]" office:value-type="percentage" office:value="0.0127933871121637" calcext:value-type="percentage">
            <text:p>1%</text:p>
          </table:table-cell>
          <table:table-cell table:style-name="ce15" table:formula="of:=IF([.G39]-[.H39] &lt; 0; &quot;phys&quot;; &quot;virt&quot;)" office:value-type="string" office:string-value="phys" calcext:value-type="string">
            <text:p>phys</text:p>
          </table:table-cell>
          <table:table-cell/>
          <table:table-cell table:style-name="ce16" table:formula="of:=[$analyse.$C$37]" office:value-type="string" office:string-value="slow_d" calcext:value-type="string">
            <text:p>slow_d</text:p>
          </table:table-cell>
          <table:table-cell table:style-name="ce18" table:formula="of:=[$analyse.$E$37]" office:value-type="percentage" office:value="0.2024944274" calcext:value-type="percentage">
            <text:p>20,249%</text:p>
          </table:table-cell>
          <table:table-cell table:style-name="ce19" table:formula="of:=[.L39]/[.$L$33]" office:value-type="float" office:value="7658.23395886753" calcext:value-type="float">
            <text:p>7658,2</text:p>
          </table:table-cell>
          <table:table-cell table:number-columns-repeated="7"/>
        </table:table-row>
        <table:table-row table:style-name="ro1" table:number-rows-repeated="18">
          <table:table-cell table:number-columns-repeated="20"/>
        </table:table-row>
        <table:table-row table:style-name="ro2">
          <table:table-cell table:number-columns-repeated="20"/>
        </table:table-row>
        <table:table-row table:style-name="ro1">
          <table:table-cell table:number-columns-repeated="20"/>
        </table:table-row>
        <table:table-row table:style-name="ro2">
          <table:table-cell table:number-columns-repeated="20"/>
        </table:table-row>
        <table:table-row table:style-name="ro1" table:number-rows-repeated="2">
          <table:table-cell table:number-columns-repeated="20"/>
        </table:table-row>
        <table:table-row table:style-name="ro2">
          <table:table-cell table:number-columns-repeated="20"/>
        </table:table-row>
        <table:table-row table:style-name="ro1" table:number-rows-repeated="1048512">
          <table:table-cell table:number-columns-repeated="20"/>
        </table:table-row>
        <table:table-row table:style-name="ro1">
          <table:table-cell table:number-columns-repeated="20"/>
        </table:table-row>
        <calcext:conditional-formats>
          <calcext:conditional-format calcext:target-range-address="analyse.G7:analyse.H13">
            <calcext:condition calcext:apply-style-name="slow" calcext:value="&lt;1" calcext:base-cell-address="analyse.G7"/>
            <calcext:condition calcext:apply-style-name="fast" calcext:value="&gt;=1" calcext:base-cell-address="analyse.G7"/>
          </calcext:conditional-format>
          <calcext:conditional-format calcext:target-range-address="analyse.G20:analyse.H26">
            <calcext:condition calcext:apply-style-name="fast" calcext:value="&gt;=-0.02" calcext:base-cell-address="analyse.G20"/>
            <calcext:condition calcext:apply-style-name="slow" calcext:value="&lt;=-0.02" calcext:base-cell-address="analyse.G20"/>
          </calcext:conditional-format>
          <calcext:conditional-format calcext:target-range-address="analyse.G33:analyse.H39">
            <calcext:condition calcext:apply-style-name="fast" calcext:value="&lt;0" calcext:base-cell-address="analyse.G33"/>
            <calcext:condition calcext:apply-style-name="slow" calcext:value="&gt;0" calcext:base-cell-address="analyse.G33"/>
          </calcext:conditional-format>
        </calcext:conditional-formats>
      </table:table>
      <table:table table:name="calcul" table:style-name="ta1">
        <office:forms form:automatic-focus="false" form:apply-design-mode="false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2" table:default-cell-style-name="Default"/>
        <table:table-column table:style-name="co23" table:number-columns-repeated="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row table:style-name="ro1">
          <table:table-cell table:number-columns-repeated="15"/>
        </table:table-row>
        <table:table-row table:style-name="ro2">
          <table:table-cell table:number-columns-repeated="15"/>
        </table:table-row>
        <table:table-row table:style-name="ro2">
          <table:table-cell table:number-columns-repeated="15"/>
        </table:table-row>
        <table:table-row table:style-name="ro1">
          <table:table-cell table:number-columns-repeated="15"/>
        </table:table-row>
        <table:table-row table:style-name="ro2">
          <table:table-cell table:number-columns-repeated="15"/>
        </table:table-row>
        <table:table-row table:style-name="ro8">
          <table:table-cell table:number-columns-repeated="10"/>
          <table:table-cell table:style-name="ce21" office:value-type="string" calcext:value-type="string">
            <text:p>'=instructions/cycles</text:p>
          </table:table-cell>
          <table:table-cell table:style-name="ce21" office:value-type="string" calcext:value-type="string">
            <text:p>'=misses/loads</text:p>
          </table:table-cell>
          <table:table-cell table:style-name="ce21" table:number-columns-repeated="2"/>
          <table:table-cell table:style-name="ce21" office:value-type="string" calcext:value-type="string">
            <text:p>'=utilisateur/écoulé</text:p>
          </table:table-cell>
        </table:table-row>
        <table:table-row table:style-name="ro2">
          <table:table-cell table:number-columns-repeated="2"/>
          <table:table-cell table:style-name="ce20" table:formula="of:=[pmu.A1]" office:value-type="string" office:string-value="thread" calcext:value-type="string">
            <office:annotation office:display="true" draw:style-name="gr1" draw:text-style-name="P2" svg:width="4.242cm" svg:height="0.991cm" svg:x="4.984cm" svg:y="0.459cm" draw:caption-point-x="-0.93cm" draw:caption-point-y="2.18cm">
              <dc:date>2013-10-08T00:00:00</dc:date>
              <text:p text:style-name="P1"><text:span text:style-name="T1">Ce tableau fait référence aux feuilles de données</text:span></text:p>
            </office:annotation>
            <text:p>thread</text:p>
          </table:table-cell>
          <table:table-cell table:style-name="ce20" table:formula="of:=[pmu.B1]" office:value-type="string" office:string-value="ht" calcext:value-type="string">
            <text:p>ht</text:p>
          </table:table-cell>
          <table:table-cell table:style-name="ce20" table:formula="of:=[pmu.C1]" office:value-type="string" office:string-value="func" calcext:value-type="string">
            <text:p>func</text:p>
          </table:table-cell>
          <table:table-cell table:style-name="ce20" table:formula="of:=[pmu.D1]" office:value-type="string" office:string-value="L1-dcache-load-misses" calcext:value-type="string">
            <text:p>L1-dcache-load-misses</text:p>
          </table:table-cell>
          <table:table-cell table:style-name="ce20" table:formula="of:=[pmu.E1]" office:value-type="string" office:string-value="L1-dcache-loads" calcext:value-type="string">
            <text:p>L1-dcache-loads</text:p>
          </table:table-cell>
          <table:table-cell table:style-name="ce20" table:formula="of:=[pmu.F1]" office:value-type="string" office:string-value="cycles" calcext:value-type="string">
            <text:p>cycles</text:p>
          </table:table-cell>
          <table:table-cell table:style-name="ce20" table:formula="of:=[pmu.G1]" office:value-type="string" office:string-value="instructions" calcext:value-type="string">
            <text:p>instructions</text:p>
          </table:table-cell>
          <table:table-cell/>
          <table:table-cell table:style-name="ce22" office:value-type="string" calcext:value-type="string">
            <text:p>IPC</text:p>
          </table:table-cell>
          <table:table-cell table:style-name="ce22" office:value-type="string" calcext:value-type="string">
            <text:p>Taux déf. L1</text:p>
          </table:table-cell>
          <table:table-cell table:style-name="ce22" office:value-type="string" calcext:value-type="string">
            <text:p>Temps écoulé</text:p>
          </table:table-cell>
          <table:table-cell table:style-name="ce22" office:value-type="string" calcext:value-type="string">
            <text:p>Temps CPU</text:p>
          </table:table-cell>
          <table:table-cell table:style-name="ce22" office:value-type="string" calcext:value-type="string">
            <text:p>Taux d'utilisation</text:p>
          </table:table-cell>
        </table:table-row>
        <table:table-row table:style-name="ro2">
          <table:table-cell table:number-columns-repeated="2"/>
          <table:table-cell table:style-name="ce20" table:formula="of:=[pmu.A2]" office:value-type="float" office:value="1" calcext:value-type="float">
            <text:p>1</text:p>
          </table:table-cell>
          <table:table-cell table:style-name="ce20" table:formula="of:=[pmu.B2]" office:value-type="float" office:value="0" calcext:value-type="float">
            <text:p>0</text:p>
          </table:table-cell>
          <table:table-cell table:style-name="ce20" table:formula="of:=[pmu.C2]" office:value-type="string" office:string-value="fast" calcext:value-type="string">
            <text:p>fast</text:p>
          </table:table-cell>
          <table:table-cell table:style-name="ce20" table:formula="of:=[pmu.D2]" office:value-type="float" office:value="245780" calcext:value-type="float">
            <text:p>245780</text:p>
          </table:table-cell>
          <table:table-cell table:style-name="ce20" table:formula="of:=[pmu.E2]" office:value-type="float" office:value="10000000000" calcext:value-type="float">
            <text:p>10000000000</text:p>
          </table:table-cell>
          <table:table-cell table:style-name="ce20" table:formula="of:=[pmu.F2]" office:value-type="float" office:value="272212437" calcext:value-type="float">
            <text:p>272212437</text:p>
          </table:table-cell>
          <table:table-cell table:style-name="ce20" table:formula="of:=[pmu.G2]" office:value-type="float" office:value="561538716" calcext:value-type="float">
            <text:p>561538716</text:p>
          </table:table-cell>
          <table:table-cell/>
          <table:table-cell table:style-name="ce23" table:formula="of:=[.I8]/[.H8]" office:value-type="float" office:value="2.06286943458061" calcext:value-type="float">
            <text:p>2,06</text:p>
          </table:table-cell>
          <table:table-cell table:style-name="ce26" table:formula="of:=[.F8]/[.G8]" office:value-type="percentage" office:value="0.000024578" calcext:value-type="percentage">
            <text:p>0,0%</text:p>
          </table:table-cell>
          <table:table-cell table:style-name="ce35" table:formula="of:=['stats1-ht0'.D3]" office:value-type="float" office:value="0.4" calcext:value-type="float">
            <text:p>0,400</text:p>
          </table:table-cell>
          <table:table-cell table:style-name="ce35" table:formula="of:=['stats1-ht0'.B3]+['stats1-ht0'.C3]" office:value-type="float" office:value="0" calcext:value-type="float">
            <text:p>0,000</text:p>
          </table:table-cell>
          <table:table-cell table:style-name="ce38" table:formula="of:=[.N8]/([.M8]*[.C8])" office:value-type="percentage" office:value="0" calcext:value-type="percentage">
            <text:p>0%</text:p>
          </table:table-cell>
        </table:table-row>
        <table:table-row table:style-name="ro2">
          <table:table-cell table:number-columns-repeated="2"/>
          <table:table-cell table:style-name="ce20" table:formula="of:=[pmu.A3]" office:value-type="float" office:value="1" calcext:value-type="float">
            <text:p>1</text:p>
          </table:table-cell>
          <table:table-cell table:style-name="ce20" table:formula="of:=[pmu.B3]" office:value-type="float" office:value="0" calcext:value-type="float">
            <text:p>0</text:p>
          </table:table-cell>
          <table:table-cell table:style-name="ce20" table:formula="of:=[pmu.C3]" office:value-type="string" office:string-value="slow_a" calcext:value-type="string">
            <text:p>slow_a</text:p>
          </table:table-cell>
          <table:table-cell table:style-name="ce20" table:formula="of:=[pmu.D3]" office:value-type="float" office:value="8231001" calcext:value-type="float">
            <text:p>8231001</text:p>
          </table:table-cell>
          <table:table-cell table:style-name="ce20" table:formula="of:=[pmu.E3]" office:value-type="float" office:value="10000000000" calcext:value-type="float">
            <text:p>10000000000</text:p>
          </table:table-cell>
          <table:table-cell table:style-name="ce20" table:formula="of:=[pmu.F3]" office:value-type="float" office:value="3242727952" calcext:value-type="float">
            <text:p>3242727952</text:p>
          </table:table-cell>
          <table:table-cell table:style-name="ce20" table:formula="of:=[pmu.G3]" office:value-type="float" office:value="7104371987" calcext:value-type="float">
            <text:p>7104371987</text:p>
          </table:table-cell>
          <table:table-cell/>
          <table:table-cell table:style-name="ce23" table:formula="of:=[.I9]/[.H9]" office:value-type="float" office:value="2.19086278348397" calcext:value-type="float">
            <text:p>2,19</text:p>
          </table:table-cell>
          <table:table-cell table:style-name="ce26" table:formula="of:=[.F9]/[.G9]" office:value-type="percentage" office:value="0.0008231001" calcext:value-type="percentage">
            <text:p>0,1%</text:p>
          </table:table-cell>
          <table:table-cell table:style-name="ce35" table:formula="of:=['stats1-ht0'.D4]" office:value-type="float" office:value="0.807645" calcext:value-type="float">
            <text:p>0,808</text:p>
          </table:table-cell>
          <table:table-cell table:style-name="ce35" table:formula="of:=['stats1-ht0'.B4]+['stats1-ht0'.C4]" office:value-type="float" office:value="0.807" calcext:value-type="float">
            <text:p>0,807</text:p>
          </table:table-cell>
          <table:table-cell table:style-name="ce38" table:formula="of:=[.N9]/([.M9]*[.C9])" office:value-type="percentage" office:value="0.99920138179522" calcext:value-type="percentage">
            <text:p>100%</text:p>
          </table:table-cell>
        </table:table-row>
        <table:table-row table:style-name="ro1">
          <table:table-cell table:number-columns-repeated="2"/>
          <table:table-cell table:style-name="ce20" table:formula="of:=[pmu.A4]" office:value-type="float" office:value="1" calcext:value-type="float">
            <text:p>1</text:p>
          </table:table-cell>
          <table:table-cell table:style-name="ce20" table:formula="of:=[pmu.B4]" office:value-type="float" office:value="0" calcext:value-type="float">
            <text:p>0</text:p>
          </table:table-cell>
          <table:table-cell table:style-name="ce20" table:formula="of:=[pmu.C4]" office:value-type="string" office:string-value="slow_b" calcext:value-type="string">
            <text:p>slow_b</text:p>
          </table:table-cell>
          <table:table-cell table:style-name="ce20" table:formula="of:=[pmu.D4]" office:value-type="float" office:value="8257268" calcext:value-type="float">
            <text:p>8257268</text:p>
          </table:table-cell>
          <table:table-cell table:style-name="ce20" table:formula="of:=[pmu.E4]" office:value-type="float" office:value="10000000000" calcext:value-type="float">
            <text:p>10000000000</text:p>
          </table:table-cell>
          <table:table-cell table:style-name="ce20" table:formula="of:=[pmu.F4]" office:value-type="float" office:value="3975119132" calcext:value-type="float">
            <text:p>3975119132</text:p>
          </table:table-cell>
          <table:table-cell table:style-name="ce20" table:formula="of:=[pmu.G4]" office:value-type="float" office:value="6065025494" calcext:value-type="float">
            <text:p>6065025494</text:p>
          </table:table-cell>
          <table:table-cell/>
          <table:table-cell table:style-name="ce23" table:formula="of:=[.I10]/[.H10]" office:value-type="float" office:value="1.52574684999403" calcext:value-type="float">
            <text:p>1,53</text:p>
          </table:table-cell>
          <table:table-cell table:style-name="ce26" table:formula="of:=[.F10]/[.G10]" office:value-type="percentage" office:value="0.0008257268" calcext:value-type="percentage">
            <text:p>0,1%</text:p>
          </table:table-cell>
          <table:table-cell table:style-name="ce35" table:formula="of:=['stats1-ht0'.D5]" office:value-type="float" office:value="0.950752" calcext:value-type="float">
            <text:p>0,951</text:p>
          </table:table-cell>
          <table:table-cell table:style-name="ce35" table:formula="of:=['stats1-ht0'.B5]+['stats1-ht0'.C5]" office:value-type="float" office:value="0.949" calcext:value-type="float">
            <text:p>0,949</text:p>
          </table:table-cell>
          <table:table-cell table:style-name="ce38" table:formula="of:=[.N10]/([.M10]*[.C10])" office:value-type="percentage" office:value="0.998157248157248" calcext:value-type="percentage">
            <text:p>100%</text:p>
          </table:table-cell>
        </table:table-row>
        <table:table-row table:style-name="ro2">
          <table:table-cell table:number-columns-repeated="2"/>
          <table:table-cell table:style-name="ce20" table:formula="of:=[pmu.A5]" office:value-type="float" office:value="1" calcext:value-type="float">
            <text:p>1</text:p>
          </table:table-cell>
          <table:table-cell table:style-name="ce20" table:formula="of:=[pmu.B5]" office:value-type="float" office:value="0" calcext:value-type="float">
            <text:p>0</text:p>
          </table:table-cell>
          <table:table-cell table:style-name="ce20" table:formula="of:=[pmu.C5]" office:value-type="string" office:string-value="slow_c" calcext:value-type="string">
            <text:p>slow_c</text:p>
          </table:table-cell>
          <table:table-cell table:style-name="ce20" table:formula="of:=[pmu.D5]" office:value-type="float" office:value="8555782" calcext:value-type="float">
            <text:p>8555782</text:p>
          </table:table-cell>
          <table:table-cell table:style-name="ce20" table:formula="of:=[pmu.E5]" office:value-type="float" office:value="10000000000" calcext:value-type="float">
            <text:p>10000000000</text:p>
          </table:table-cell>
          <table:table-cell table:style-name="ce20" table:formula="of:=[pmu.F5]" office:value-type="float" office:value="11405870171" calcext:value-type="float">
            <text:p>11405870171</text:p>
          </table:table-cell>
          <table:table-cell table:style-name="ce20" table:formula="of:=[pmu.G5]" office:value-type="float" office:value="6572057631" calcext:value-type="float">
            <text:p>6572057631</text:p>
          </table:table-cell>
          <table:table-cell/>
          <table:table-cell table:style-name="ce23" table:formula="of:=[.I11]/[.H11]" office:value-type="float" office:value="0.576199582536875" calcext:value-type="float">
            <text:p>0,58</text:p>
          </table:table-cell>
          <table:table-cell table:style-name="ce26" table:formula="of:=[.F11]/[.G11]" office:value-type="percentage" office:value="0.0008555782" calcext:value-type="percentage">
            <text:p>0,1%</text:p>
          </table:table-cell>
          <table:table-cell table:style-name="ce35" table:formula="of:=['stats1-ht0'.D6]" office:value-type="float" office:value="2.853313" calcext:value-type="float">
            <text:p>2,853</text:p>
          </table:table-cell>
          <table:table-cell table:style-name="ce35" table:formula="of:=['stats1-ht0'.B6]+['stats1-ht0'.C6]" office:value-type="float" office:value="2.849" calcext:value-type="float">
            <text:p>2,849</text:p>
          </table:table-cell>
          <table:table-cell table:style-name="ce38" table:formula="of:=[.N11]/([.M11]*[.C11])" office:value-type="percentage" office:value="0.998488423807693" calcext:value-type="percentage">
            <text:p>100%</text:p>
          </table:table-cell>
        </table:table-row>
        <table:table-row table:style-name="ro1">
          <table:table-cell table:number-columns-repeated="2"/>
          <table:table-cell table:style-name="ce20" table:formula="of:=[pmu.A6]" office:value-type="float" office:value="1" calcext:value-type="float">
            <text:p>1</text:p>
          </table:table-cell>
          <table:table-cell table:style-name="ce20" table:formula="of:=[pmu.B6]" office:value-type="float" office:value="0" calcext:value-type="float">
            <text:p>0</text:p>
          </table:table-cell>
          <table:table-cell table:style-name="ce20" table:formula="of:=[pmu.C6]" office:value-type="string" office:string-value="slow_d" calcext:value-type="string">
            <text:p>slow_d</text:p>
          </table:table-cell>
          <table:table-cell table:style-name="ce20" table:formula="of:=[pmu.D6]" office:value-type="float" office:value="9237412" calcext:value-type="float">
            <text:p>9237412</text:p>
          </table:table-cell>
          <table:table-cell table:style-name="ce20" table:formula="of:=[pmu.E6]" office:value-type="float" office:value="10000000000" calcext:value-type="float">
            <text:p>10000000000</text:p>
          </table:table-cell>
          <table:table-cell table:style-name="ce20" table:formula="of:=[pmu.F6]" office:value-type="float" office:value="29385678630" calcext:value-type="float">
            <text:p>29385678630</text:p>
          </table:table-cell>
          <table:table-cell table:style-name="ce20" table:formula="of:=[pmu.G6]" office:value-type="float" office:value="17089205652" calcext:value-type="float">
            <text:p>17089205652</text:p>
          </table:table-cell>
          <table:table-cell/>
          <table:table-cell table:style-name="ce23" table:formula="of:=[.I12]/[.H12]" office:value-type="float" office:value="0.581548783241423" calcext:value-type="float">
            <text:p>0,58</text:p>
          </table:table-cell>
          <table:table-cell table:style-name="ce26" table:formula="of:=[.F12]/[.G12]" office:value-type="percentage" office:value="0.0009237412" calcext:value-type="percentage">
            <text:p>0,1%</text:p>
          </table:table-cell>
          <table:table-cell table:style-name="ce35" table:formula="of:=['stats1-ht0'.D7]" office:value-type="float" office:value="7.463339" calcext:value-type="float">
            <text:p>7,463</text:p>
          </table:table-cell>
          <table:table-cell table:style-name="ce35" table:formula="of:=['stats1-ht0'.B7]+['stats1-ht0'.C7]" office:value-type="float" office:value="7.454" calcext:value-type="float">
            <text:p>7,454</text:p>
          </table:table-cell>
          <table:table-cell table:style-name="ce38" table:formula="of:=[.N12]/([.M12]*[.C12])" office:value-type="percentage" office:value="0.998748683397605" calcext:value-type="percentage">
            <text:p>100%</text:p>
          </table:table-cell>
        </table:table-row>
        <table:table-row table:style-name="ro1">
          <table:table-cell table:number-columns-repeated="2"/>
          <table:table-cell table:style-name="ce20" table:formula="of:=[pmu.A7]" office:value-type="float" office:value="1" calcext:value-type="float">
            <text:p>1</text:p>
          </table:table-cell>
          <table:table-cell table:style-name="ce20" table:formula="of:=[pmu.B7]" office:value-type="float" office:value="0" calcext:value-type="float">
            <text:p>0</text:p>
          </table:table-cell>
          <table:table-cell table:style-name="ce20" table:formula="of:=[pmu.C7]" office:value-type="string" office:string-value="slow_e" calcext:value-type="string">
            <text:p>slow_e</text:p>
          </table:table-cell>
          <table:table-cell table:style-name="ce20" table:formula="of:=[pmu.D7]" office:value-type="float" office:value="531272279" calcext:value-type="float">
            <text:p>531272279</text:p>
          </table:table-cell>
          <table:table-cell table:style-name="ce20" table:formula="of:=[pmu.E7]" office:value-type="float" office:value="10000000000" calcext:value-type="float">
            <text:p>10000000000</text:p>
          </table:table-cell>
          <table:table-cell table:style-name="ce20" table:formula="of:=[pmu.F7]" office:value-type="float" office:value="9435014712" calcext:value-type="float">
            <text:p>9435014712</text:p>
          </table:table-cell>
          <table:table-cell table:style-name="ce20" table:formula="of:=[pmu.G7]" office:value-type="float" office:value="7070287404" calcext:value-type="float">
            <text:p>7070287404</text:p>
          </table:table-cell>
          <table:table-cell/>
          <table:table-cell table:style-name="ce23" table:formula="of:=[.I13]/[.H13]" office:value-type="float" office:value="0.749366865852111" calcext:value-type="float">
            <text:p>0,75</text:p>
          </table:table-cell>
          <table:table-cell table:style-name="ce26" table:formula="of:=[.F13]/[.G13]" office:value-type="percentage" office:value="0.0531272279" calcext:value-type="percentage">
            <text:p>5,3%</text:p>
          </table:table-cell>
          <table:table-cell table:style-name="ce35" table:formula="of:=['stats1-ht0'.D8]" office:value-type="float" office:value="2.250465" calcext:value-type="float">
            <text:p>2,250</text:p>
          </table:table-cell>
          <table:table-cell table:style-name="ce35" table:formula="of:=['stats1-ht0'.B8]+['stats1-ht0'.C8]" office:value-type="float" office:value="2.235" calcext:value-type="float">
            <text:p>2,235</text:p>
          </table:table-cell>
          <table:table-cell table:style-name="ce38" table:formula="of:=[.N13]/([.M13]*[.C13])" office:value-type="percentage" office:value="0.993128086862048" calcext:value-type="percentage">
            <text:p>99%</text:p>
          </table:table-cell>
        </table:table-row>
        <table:table-row table:style-name="ro1">
          <table:table-cell table:number-columns-repeated="2"/>
          <table:table-cell table:style-name="ce20" table:formula="of:=[pmu.A8]" office:value-type="float" office:value="1" calcext:value-type="float">
            <text:p>1</text:p>
          </table:table-cell>
          <table:table-cell table:style-name="ce20" table:formula="of:=[pmu.B8]" office:value-type="float" office:value="0" calcext:value-type="float">
            <text:p>0</text:p>
          </table:table-cell>
          <table:table-cell table:style-name="ce20" table:formula="of:=[pmu.C8]" office:value-type="string" office:string-value="slow_f" calcext:value-type="string">
            <text:p>slow_f</text:p>
          </table:table-cell>
          <table:table-cell table:style-name="ce20" table:formula="of:=[pmu.D8]" office:value-type="float" office:value="8173666" calcext:value-type="float">
            <text:p>8173666</text:p>
          </table:table-cell>
          <table:table-cell table:style-name="ce20" table:formula="of:=[pmu.E8]" office:value-type="float" office:value="10000000000" calcext:value-type="float">
            <text:p>10000000000</text:p>
          </table:table-cell>
          <table:table-cell table:style-name="ce20" table:formula="of:=[pmu.F8]" office:value-type="float" office:value="1915217091" calcext:value-type="float">
            <text:p>1915217091</text:p>
          </table:table-cell>
          <table:table-cell table:style-name="ce20" table:formula="of:=[pmu.G8]" office:value-type="float" office:value="5063126974" calcext:value-type="float">
            <text:p>5063126974</text:p>
          </table:table-cell>
          <table:table-cell/>
          <table:table-cell table:style-name="ce23" table:formula="of:=[.I14]/[.H14]" office:value-type="float" office:value="2.64363084362221" calcext:value-type="float">
            <text:p>2,64</text:p>
          </table:table-cell>
          <table:table-cell table:style-name="ce26" table:formula="of:=[.F14]/[.G14]" office:value-type="percentage" office:value="0.0008173666" calcext:value-type="percentage">
            <text:p>0,1%</text:p>
          </table:table-cell>
          <table:table-cell table:style-name="ce35" table:formula="of:=['stats1-ht0'.D9]" office:value-type="float" office:value="0.419318" calcext:value-type="float">
            <text:p>0,419</text:p>
          </table:table-cell>
          <table:table-cell table:style-name="ce35" table:formula="of:=['stats1-ht0'.B9]+['stats1-ht0'.C9]" office:value-type="float" office:value="0.419" calcext:value-type="float">
            <text:p>0,419</text:p>
          </table:table-cell>
          <table:table-cell table:style-name="ce38" table:formula="of:=[.N14]/([.M14]*[.C14])" office:value-type="percentage" office:value="0.999241625687426" calcext:value-type="percentage">
            <text:p>100%</text:p>
          </table:table-cell>
        </table:table-row>
        <table:table-row table:style-name="ro1">
          <table:table-cell table:number-columns-repeated="2"/>
          <table:table-cell table:style-name="ce20" table:formula="of:=[pmu.A9]" office:value-type="float" office:value="2" calcext:value-type="float">
            <text:p>2</text:p>
          </table:table-cell>
          <table:table-cell table:style-name="ce20" table:formula="of:=[pmu.B9]" office:value-type="float" office:value="1" calcext:value-type="float">
            <text:p>1</text:p>
          </table:table-cell>
          <table:table-cell table:style-name="ce20" table:formula="of:=[pmu.C9]" office:value-type="string" office:string-value="fast" calcext:value-type="string">
            <text:p>fast</text:p>
          </table:table-cell>
          <table:table-cell table:style-name="ce20" table:formula="of:=[pmu.D9]" office:value-type="float" office:value="262538" calcext:value-type="float">
            <text:p>262538</text:p>
          </table:table-cell>
          <table:table-cell table:style-name="ce20" table:formula="of:=[pmu.E9]" office:value-type="float" office:value="10000000000" calcext:value-type="float">
            <text:p>10000000000</text:p>
          </table:table-cell>
          <table:table-cell table:style-name="ce20" table:formula="of:=[pmu.F9]" office:value-type="float" office:value="653725143" calcext:value-type="float">
            <text:p>653725143</text:p>
          </table:table-cell>
          <table:table-cell table:style-name="ce20" table:formula="of:=[pmu.G9]" office:value-type="float" office:value="581762414" calcext:value-type="float">
            <text:p>581762414</text:p>
          </table:table-cell>
          <table:table-cell/>
          <table:table-cell table:style-name="ce24" table:formula="of:=[.I15]/[.H15]" office:value-type="float" office:value="0.889918982357391" calcext:value-type="float">
            <text:p>0,89</text:p>
          </table:table-cell>
          <table:table-cell table:style-name="ce27" table:formula="of:=[.F15]/[.G15]" office:value-type="percentage" office:value="0.0000262538" calcext:value-type="percentage">
            <text:p>0,0%</text:p>
          </table:table-cell>
          <table:table-cell table:style-name="ce36" table:formula="of:=['stats2-ht1'.D3]" office:value-type="float" office:value="0.3" calcext:value-type="float">
            <text:p>0,300</text:p>
          </table:table-cell>
          <table:table-cell table:style-name="ce36" table:formula="of:=['stats2-ht1'.B3]+['stats2-ht1'.C3]" office:value-type="float" office:value="0" calcext:value-type="float">
            <text:p>0,000</text:p>
          </table:table-cell>
          <table:table-cell table:style-name="ce39" table:formula="of:=[.N22]/([.M22]*[.C15])" office:value-type="percentage" office:value="0" calcext:value-type="percentage">
            <text:p>0%</text:p>
          </table:table-cell>
        </table:table-row>
        <table:table-row table:style-name="ro1">
          <table:table-cell table:number-columns-repeated="2"/>
          <table:table-cell table:style-name="ce20" table:formula="of:=[pmu.A10]" office:value-type="float" office:value="2" calcext:value-type="float">
            <text:p>2</text:p>
          </table:table-cell>
          <table:table-cell table:style-name="ce20" table:formula="of:=[pmu.B10]" office:value-type="float" office:value="1" calcext:value-type="float">
            <text:p>1</text:p>
          </table:table-cell>
          <table:table-cell table:style-name="ce20" table:formula="of:=[pmu.C10]" office:value-type="string" office:string-value="slow_a" calcext:value-type="string">
            <text:p>slow_a</text:p>
          </table:table-cell>
          <table:table-cell table:style-name="ce20" table:formula="of:=[pmu.D10]" office:value-type="float" office:value="8330734" calcext:value-type="float">
            <text:p>8330734</text:p>
          </table:table-cell>
          <table:table-cell table:style-name="ce20" table:formula="of:=[pmu.E10]" office:value-type="float" office:value="10000000000" calcext:value-type="float">
            <text:p>10000000000</text:p>
          </table:table-cell>
          <table:table-cell table:style-name="ce20" table:formula="of:=[pmu.F10]" office:value-type="float" office:value="6146022175" calcext:value-type="float">
            <text:p>6146022175</text:p>
          </table:table-cell>
          <table:table-cell table:style-name="ce20" table:formula="of:=[pmu.G10]" office:value-type="float" office:value="7127222578" calcext:value-type="float">
            <text:p>7127222578</text:p>
          </table:table-cell>
          <table:table-cell/>
          <table:table-cell table:style-name="ce24" table:formula="of:=[.I16]/[.H16]" office:value-type="float" office:value="1.15964804145862" calcext:value-type="float">
            <text:p>1,16</text:p>
          </table:table-cell>
          <table:table-cell table:style-name="ce27" table:formula="of:=[.F16]/[.G16]" office:value-type="percentage" office:value="0.0008330734" calcext:value-type="percentage">
            <text:p>0,1%</text:p>
          </table:table-cell>
          <table:table-cell table:style-name="ce36" table:formula="of:=['stats2-ht1'.D4]" office:value-type="float" office:value="0.718059" calcext:value-type="float">
            <text:p>0,718</text:p>
          </table:table-cell>
          <table:table-cell table:style-name="ce36" table:formula="of:=['stats2-ht1'.B4]+['stats2-ht1'.C4]" office:value-type="float" office:value="1.426" calcext:value-type="float">
            <text:p>1,426</text:p>
          </table:table-cell>
          <table:table-cell table:style-name="ce39" table:formula="of:=[.N23]/([.M23]*[.C16])" office:value-type="percentage" office:value="0.996539131440118" calcext:value-type="percentage">
            <text:p>100%</text:p>
          </table:table-cell>
        </table:table-row>
        <table:table-row table:style-name="ro1">
          <table:table-cell table:number-columns-repeated="2"/>
          <table:table-cell table:style-name="ce20" table:formula="of:=[pmu.A11]" office:value-type="float" office:value="2" calcext:value-type="float">
            <text:p>2</text:p>
          </table:table-cell>
          <table:table-cell table:style-name="ce20" table:formula="of:=[pmu.B11]" office:value-type="float" office:value="1" calcext:value-type="float">
            <text:p>1</text:p>
          </table:table-cell>
          <table:table-cell table:style-name="ce20" table:formula="of:=[pmu.C11]" office:value-type="string" office:string-value="slow_b" calcext:value-type="string">
            <text:p>slow_b</text:p>
          </table:table-cell>
          <table:table-cell table:style-name="ce20" table:formula="of:=[pmu.D11]" office:value-type="float" office:value="14309255" calcext:value-type="float">
            <text:p>14309255</text:p>
          </table:table-cell>
          <table:table-cell table:style-name="ce20" table:formula="of:=[pmu.E11]" office:value-type="float" office:value="10000000000" calcext:value-type="float">
            <text:p>10000000000</text:p>
          </table:table-cell>
          <table:table-cell table:style-name="ce20" table:formula="of:=[pmu.F11]" office:value-type="float" office:value="8647475406" calcext:value-type="float">
            <text:p>8647475406</text:p>
          </table:table-cell>
          <table:table-cell table:style-name="ce20" table:formula="of:=[pmu.G11]" office:value-type="float" office:value="6090147897" calcext:value-type="float">
            <text:p>6090147897</text:p>
          </table:table-cell>
          <table:table-cell/>
          <table:table-cell table:style-name="ce24" table:formula="of:=[.I17]/[.H17]" office:value-type="float" office:value="0.704268889018682" calcext:value-type="float">
            <text:p>0,70</text:p>
          </table:table-cell>
          <table:table-cell table:style-name="ce27" table:formula="of:=[.F17]/[.G17]" office:value-type="percentage" office:value="0.0014309255" calcext:value-type="percentage">
            <text:p>0,1%</text:p>
          </table:table-cell>
          <table:table-cell table:style-name="ce36" table:formula="of:=['stats2-ht1'.D5]" office:value-type="float" office:value="1.2874" calcext:value-type="float">
            <text:p>1,287</text:p>
          </table:table-cell>
          <table:table-cell table:style-name="ce36" table:formula="of:=['stats2-ht1'.B5]+['stats2-ht1'.C5]" office:value-type="float" office:value="2.41" calcext:value-type="float">
            <text:p>2,410</text:p>
          </table:table-cell>
          <table:table-cell table:style-name="ce39" table:formula="of:=[.N24]/([.M24]*[.C17])" office:value-type="percentage" office:value="0.976999891704425" calcext:value-type="percentage">
            <text:p>98%</text:p>
          </table:table-cell>
        </table:table-row>
        <table:table-row table:style-name="ro1">
          <table:table-cell table:number-columns-repeated="2"/>
          <table:table-cell table:style-name="ce20" table:formula="of:=[pmu.A12]" office:value-type="float" office:value="2" calcext:value-type="float">
            <text:p>2</text:p>
          </table:table-cell>
          <table:table-cell table:style-name="ce20" table:formula="of:=[pmu.B12]" office:value-type="float" office:value="1" calcext:value-type="float">
            <text:p>1</text:p>
          </table:table-cell>
          <table:table-cell table:style-name="ce20" table:formula="of:=[pmu.C12]" office:value-type="string" office:string-value="slow_c" calcext:value-type="string">
            <text:p>slow_c</text:p>
          </table:table-cell>
          <table:table-cell table:style-name="ce20" table:formula="of:=[pmu.D12]" office:value-type="float" office:value="8873785" calcext:value-type="float">
            <text:p>8873785</text:p>
          </table:table-cell>
          <table:table-cell table:style-name="ce20" table:formula="of:=[pmu.E12]" office:value-type="float" office:value="10000000000" calcext:value-type="float">
            <text:p>10000000000</text:p>
          </table:table-cell>
          <table:table-cell table:style-name="ce20" table:formula="of:=[pmu.F12]" office:value-type="float" office:value="20544196317" calcext:value-type="float">
            <text:p>20544196317</text:p>
          </table:table-cell>
          <table:table-cell table:style-name="ce20" table:formula="of:=[pmu.G12]" office:value-type="float" office:value="6600607117" calcext:value-type="float">
            <text:p>6600607117</text:p>
          </table:table-cell>
          <table:table-cell/>
          <table:table-cell table:style-name="ce24" table:formula="of:=[.I18]/[.H18]" office:value-type="float" office:value="0.321288164070848" calcext:value-type="float">
            <text:p>0,32</text:p>
          </table:table-cell>
          <table:table-cell table:style-name="ce27" table:formula="of:=[.F18]/[.G18]" office:value-type="percentage" office:value="0.0008873785" calcext:value-type="percentage">
            <text:p>0,1%</text:p>
          </table:table-cell>
          <table:table-cell table:style-name="ce36" table:formula="of:=['stats2-ht1'.D6]" office:value-type="float" office:value="3.934768" calcext:value-type="float">
            <text:p>3,935</text:p>
          </table:table-cell>
          <table:table-cell table:style-name="ce36" table:formula="of:=['stats2-ht1'.B6]+['stats2-ht1'.C6]" office:value-type="float" office:value="7.833" calcext:value-type="float">
            <text:p>7,833</text:p>
          </table:table-cell>
          <table:table-cell table:style-name="ce39" table:formula="of:=[.N25]/([.M25]*[.C18])" office:value-type="percentage" office:value="0.976400033218018" calcext:value-type="percentage">
            <text:p>98%</text:p>
          </table:table-cell>
        </table:table-row>
        <table:table-row table:style-name="ro1">
          <table:table-cell table:number-columns-repeated="2"/>
          <table:table-cell table:style-name="ce20" table:formula="of:=[pmu.A13]" office:value-type="float" office:value="2" calcext:value-type="float">
            <text:p>2</text:p>
          </table:table-cell>
          <table:table-cell table:style-name="ce20" table:formula="of:=[pmu.B13]" office:value-type="float" office:value="1" calcext:value-type="float">
            <text:p>1</text:p>
          </table:table-cell>
          <table:table-cell table:style-name="ce20" table:formula="of:=[pmu.C13]" office:value-type="string" office:string-value="slow_d" calcext:value-type="string">
            <text:p>slow_d</text:p>
          </table:table-cell>
          <table:table-cell table:style-name="ce20" table:formula="of:=[pmu.D13]" office:value-type="float" office:value="12612982" calcext:value-type="float">
            <text:p>12612982</text:p>
          </table:table-cell>
          <table:table-cell table:style-name="ce20" table:formula="of:=[pmu.E13]" office:value-type="float" office:value="10000000000" calcext:value-type="float">
            <text:p>10000000000</text:p>
          </table:table-cell>
          <table:table-cell table:style-name="ce20" table:formula="of:=[pmu.F13]" office:value-type="float" office:value="173424024473" calcext:value-type="float">
            <text:p>173424024473</text:p>
          </table:table-cell>
          <table:table-cell table:style-name="ce20" table:formula="of:=[pmu.G13]" office:value-type="float" office:value="125760845768" calcext:value-type="float">
            <text:p>125760845768</text:p>
          </table:table-cell>
          <table:table-cell/>
          <table:table-cell table:style-name="ce24" table:formula="of:=[.I19]/[.H19]" office:value-type="float" office:value="0.725163922069975" calcext:value-type="float">
            <text:p>0,73</text:p>
          </table:table-cell>
          <table:table-cell table:style-name="ce27" table:formula="of:=[.F19]/[.G19]" office:value-type="percentage" office:value="0.0012612982" calcext:value-type="percentage">
            <text:p>0,1%</text:p>
          </table:table-cell>
          <table:table-cell table:style-name="ce36" table:formula="of:=['stats2-ht1'.D7]" office:value-type="float" office:value="21.981792" calcext:value-type="float">
            <text:p>21,982</text:p>
          </table:table-cell>
          <table:table-cell table:style-name="ce36" table:formula="of:=['stats2-ht1'.B7]+['stats2-ht1'.C7]" office:value-type="float" office:value="43.606" calcext:value-type="float">
            <text:p>43,606</text:p>
          </table:table-cell>
          <table:table-cell table:style-name="ce39" table:formula="of:=[.N26]/([.M26]*[.C19])" office:value-type="percentage" office:value="0.995030391071087" calcext:value-type="percentage">
            <text:p>100%</text:p>
          </table:table-cell>
        </table:table-row>
        <table:table-row table:style-name="ro2">
          <table:table-cell table:number-columns-repeated="2"/>
          <table:table-cell table:style-name="ce20" table:formula="of:=[pmu.A14]" office:value-type="float" office:value="2" calcext:value-type="float">
            <text:p>2</text:p>
          </table:table-cell>
          <table:table-cell table:style-name="ce20" table:formula="of:=[pmu.B14]" office:value-type="float" office:value="1" calcext:value-type="float">
            <text:p>1</text:p>
          </table:table-cell>
          <table:table-cell table:style-name="ce20" table:formula="of:=[pmu.C14]" office:value-type="string" office:string-value="slow_e" calcext:value-type="string">
            <text:p>slow_e</text:p>
          </table:table-cell>
          <table:table-cell table:style-name="ce20" table:formula="of:=[pmu.D14]" office:value-type="float" office:value="392481452" calcext:value-type="float">
            <text:p>392481452</text:p>
          </table:table-cell>
          <table:table-cell table:style-name="ce20" table:formula="of:=[pmu.E14]" office:value-type="float" office:value="10000000000" calcext:value-type="float">
            <text:p>10000000000</text:p>
          </table:table-cell>
          <table:table-cell table:style-name="ce20" table:formula="of:=[pmu.F14]" office:value-type="float" office:value="12100785857" calcext:value-type="float">
            <text:p>12100785857</text:p>
          </table:table-cell>
          <table:table-cell table:style-name="ce20" table:formula="of:=[pmu.G14]" office:value-type="float" office:value="7093094451" calcext:value-type="float">
            <text:p>7093094451</text:p>
          </table:table-cell>
          <table:table-cell/>
          <table:table-cell table:style-name="ce24" table:formula="of:=[.I20]/[.H20]" office:value-type="float" office:value="0.586168083199061" calcext:value-type="float">
            <text:p>0,59</text:p>
          </table:table-cell>
          <table:table-cell table:style-name="ce27" table:formula="of:=[.F20]/[.G20]" office:value-type="percentage" office:value="0.0392481452" calcext:value-type="percentage">
            <text:p>3,9%</text:p>
          </table:table-cell>
          <table:table-cell table:style-name="ce36" table:formula="of:=['stats2-ht1'.D8]" office:value-type="float" office:value="1.474895" calcext:value-type="float">
            <text:p>1,475</text:p>
          </table:table-cell>
          <table:table-cell table:style-name="ce36" table:formula="of:=['stats2-ht1'.B8]+['stats2-ht1'.C8]" office:value-type="float" office:value="2.932" calcext:value-type="float">
            <text:p>2,932</text:p>
          </table:table-cell>
          <table:table-cell table:style-name="ce39" table:formula="of:=[.N27]/([.M27]*[.C20])" office:value-type="percentage" office:value="0.992637406540723" calcext:value-type="percentage">
            <text:p>99%</text:p>
          </table:table-cell>
        </table:table-row>
        <table:table-row table:style-name="ro1">
          <table:table-cell table:number-columns-repeated="2"/>
          <table:table-cell table:style-name="ce20" table:formula="of:=[pmu.A15]" office:value-type="float" office:value="2" calcext:value-type="float">
            <text:p>2</text:p>
          </table:table-cell>
          <table:table-cell table:style-name="ce20" table:formula="of:=[pmu.B15]" office:value-type="float" office:value="1" calcext:value-type="float">
            <text:p>1</text:p>
          </table:table-cell>
          <table:table-cell table:style-name="ce20" table:formula="of:=[pmu.C15]" office:value-type="string" office:string-value="slow_f" calcext:value-type="string">
            <text:p>slow_f</text:p>
          </table:table-cell>
          <table:table-cell table:style-name="ce20" table:formula="of:=[pmu.D15]" office:value-type="float" office:value="8279590" calcext:value-type="float">
            <text:p>8279590</text:p>
          </table:table-cell>
          <table:table-cell table:style-name="ce20" table:formula="of:=[pmu.E15]" office:value-type="float" office:value="10000000000" calcext:value-type="float">
            <text:p>10000000000</text:p>
          </table:table-cell>
          <table:table-cell table:style-name="ce20" table:formula="of:=[pmu.F15]" office:value-type="float" office:value="3301518369" calcext:value-type="float">
            <text:p>3301518369</text:p>
          </table:table-cell>
          <table:table-cell table:style-name="ce20" table:formula="of:=[pmu.G15]" office:value-type="float" office:value="5086134007" calcext:value-type="float">
            <text:p>5086134007</text:p>
          </table:table-cell>
          <table:table-cell/>
          <table:table-cell table:style-name="ce24" table:formula="of:=[.I21]/[.H21]" office:value-type="float" office:value="1.54054390693593" calcext:value-type="float">
            <text:p>1,54</text:p>
          </table:table-cell>
          <table:table-cell table:style-name="ce27" table:formula="of:=[.F21]/[.G21]" office:value-type="percentage" office:value="0.000827959" calcext:value-type="percentage">
            <text:p>0,1%</text:p>
          </table:table-cell>
          <table:table-cell table:style-name="ce36" table:formula="of:=['stats2-ht1'.D9]" office:value-type="float" office:value="0.408651" calcext:value-type="float">
            <text:p>0,409</text:p>
          </table:table-cell>
          <table:table-cell table:style-name="ce36" table:formula="of:=['stats2-ht1'.B9]+['stats2-ht1'.C9]" office:value-type="float" office:value="0.676" calcext:value-type="float">
            <text:p>0,676</text:p>
          </table:table-cell>
          <table:table-cell table:style-name="ce39" table:formula="of:=[.N28]/([.M28]*[.C21])" office:value-type="percentage" office:value="0.746759596749818" calcext:value-type="percentage">
            <text:p>75%</text:p>
          </table:table-cell>
        </table:table-row>
        <table:table-row table:style-name="ro1">
          <table:table-cell table:number-columns-repeated="2"/>
          <table:table-cell table:style-name="ce20" table:formula="of:=[pmu.A16]" office:value-type="float" office:value="2" calcext:value-type="float">
            <text:p>2</text:p>
          </table:table-cell>
          <table:table-cell table:style-name="ce20" table:formula="of:=[pmu.B16]" office:value-type="float" office:value="0" calcext:value-type="float">
            <text:p>0</text:p>
          </table:table-cell>
          <table:table-cell table:style-name="ce20" table:formula="of:=[pmu.C16]" office:value-type="string" office:string-value="fast" calcext:value-type="string">
            <text:p>fast</text:p>
          </table:table-cell>
          <table:table-cell table:style-name="ce20" table:formula="of:=[pmu.D16]" office:value-type="float" office:value="264414" calcext:value-type="float">
            <text:p>264414</text:p>
          </table:table-cell>
          <table:table-cell table:style-name="ce20" table:formula="of:=[pmu.E16]" office:value-type="float" office:value="10000000000" calcext:value-type="float">
            <text:p>10000000000</text:p>
          </table:table-cell>
          <table:table-cell table:style-name="ce20" table:formula="of:=[pmu.F16]" office:value-type="float" office:value="581879616" calcext:value-type="float">
            <text:p>581879616</text:p>
          </table:table-cell>
          <table:table-cell table:style-name="ce20" table:formula="of:=[pmu.G16]" office:value-type="float" office:value="655138746" calcext:value-type="float">
            <text:p>655138746</text:p>
          </table:table-cell>
          <table:table-cell/>
          <table:table-cell table:style-name="ce25" table:formula="of:=[.I22]/[.H22]" office:value-type="float" office:value="1.12590083581825" calcext:value-type="float">
            <text:p>1,13</text:p>
          </table:table-cell>
          <table:table-cell table:style-name="ce28" table:formula="of:=[.F22]/[.G22]" office:value-type="percentage" office:value="0.0000264414" calcext:value-type="percentage">
            <text:p>0,0%</text:p>
          </table:table-cell>
          <table:table-cell table:style-name="ce37" table:formula="of:=['stats2-ht0'.D3]" office:value-type="float" office:value="0.3" calcext:value-type="float">
            <text:p>0,300</text:p>
          </table:table-cell>
          <table:table-cell table:style-name="ce37" table:formula="of:=['stats2-ht0'.B3]+['stats2-ht0'.C3]" office:value-type="float" office:value="0" calcext:value-type="float">
            <text:p>0,000</text:p>
          </table:table-cell>
          <table:table-cell table:style-name="ce40" table:formula="of:=[.N22]/([.M22]*[.C22])" office:value-type="percentage" office:value="0" calcext:value-type="percentage">
            <text:p>0%</text:p>
          </table:table-cell>
        </table:table-row>
        <table:table-row table:style-name="ro1">
          <table:table-cell table:number-columns-repeated="2"/>
          <table:table-cell table:style-name="ce20" table:formula="of:=[pmu.A17]" office:value-type="float" office:value="2" calcext:value-type="float">
            <text:p>2</text:p>
          </table:table-cell>
          <table:table-cell table:style-name="ce20" table:formula="of:=[pmu.B17]" office:value-type="float" office:value="0" calcext:value-type="float">
            <text:p>0</text:p>
          </table:table-cell>
          <table:table-cell table:style-name="ce20" table:formula="of:=[pmu.C17]" office:value-type="string" office:string-value="slow_a" calcext:value-type="string">
            <text:p>slow_a</text:p>
          </table:table-cell>
          <table:table-cell table:style-name="ce20" table:formula="of:=[pmu.D17]" office:value-type="float" office:value="8268404" calcext:value-type="float">
            <text:p>8268404</text:p>
          </table:table-cell>
          <table:table-cell table:style-name="ce20" table:formula="of:=[pmu.E17]" office:value-type="float" office:value="10000000000" calcext:value-type="float">
            <text:p>10000000000</text:p>
          </table:table-cell>
          <table:table-cell table:style-name="ce20" table:formula="of:=[pmu.F17]" office:value-type="float" office:value="3634628269" calcext:value-type="float">
            <text:p>3634628269</text:p>
          </table:table-cell>
          <table:table-cell table:style-name="ce20" table:formula="of:=[pmu.G17]" office:value-type="float" office:value="7124944038" calcext:value-type="float">
            <text:p>7124944038</text:p>
          </table:table-cell>
          <table:table-cell/>
          <table:table-cell table:style-name="ce25" table:formula="of:=[.I23]/[.H23]" office:value-type="float" office:value="1.96029511429522" calcext:value-type="float">
            <text:p>1,96</text:p>
          </table:table-cell>
          <table:table-cell table:style-name="ce28" table:formula="of:=[.F23]/[.G23]" office:value-type="percentage" office:value="0.0008268404" calcext:value-type="percentage">
            <text:p>0,1%</text:p>
          </table:table-cell>
          <table:table-cell table:style-name="ce37" table:formula="of:=['stats2-ht0'.D4]" office:value-type="float" office:value="0.397877" calcext:value-type="float">
            <text:p>0,398</text:p>
          </table:table-cell>
          <table:table-cell table:style-name="ce37" table:formula="of:=['stats2-ht0'.B4]+['stats2-ht0'.C4]" office:value-type="float" office:value="0.793" calcext:value-type="float">
            <text:p>0,793</text:p>
          </table:table-cell>
          <table:table-cell table:style-name="ce40" table:formula="of:=[.N23]/([.M23]*[.C23])" office:value-type="percentage" office:value="0.996539131440118" calcext:value-type="percentage">
            <text:p>100%</text:p>
          </table:table-cell>
        </table:table-row>
        <table:table-row table:style-name="ro1">
          <table:table-cell table:number-columns-repeated="2"/>
          <table:table-cell table:style-name="ce20" table:formula="of:=[pmu.A18]" office:value-type="float" office:value="2" calcext:value-type="float">
            <text:p>2</text:p>
          </table:table-cell>
          <table:table-cell table:style-name="ce20" table:formula="of:=[pmu.B18]" office:value-type="float" office:value="0" calcext:value-type="float">
            <text:p>0</text:p>
          </table:table-cell>
          <table:table-cell table:style-name="ce20" table:formula="of:=[pmu.C18]" office:value-type="string" office:string-value="slow_b" calcext:value-type="string">
            <text:p>slow_b</text:p>
          </table:table-cell>
          <table:table-cell table:style-name="ce20" table:formula="of:=[pmu.D18]" office:value-type="float" office:value="185149100" calcext:value-type="float">
            <text:p>185149100</text:p>
          </table:table-cell>
          <table:table-cell table:style-name="ce20" table:formula="of:=[pmu.E18]" office:value-type="float" office:value="10000000000" calcext:value-type="float">
            <text:p>10000000000</text:p>
          </table:table-cell>
          <table:table-cell table:style-name="ce20" table:formula="of:=[pmu.F18]" office:value-type="float" office:value="13433277768" calcext:value-type="float">
            <text:p>13433277768</text:p>
          </table:table-cell>
          <table:table-cell table:style-name="ce20" table:formula="of:=[pmu.G18]" office:value-type="float" office:value="6094608777" calcext:value-type="float">
            <text:p>6094608777</text:p>
          </table:table-cell>
          <table:table-cell/>
          <table:table-cell table:style-name="ce25" table:formula="of:=[.I24]/[.H24]" office:value-type="float" office:value="0.453694837719967" calcext:value-type="float">
            <text:p>0,45</text:p>
          </table:table-cell>
          <table:table-cell table:style-name="ce28" table:formula="of:=[.F24]/[.G24]" office:value-type="percentage" office:value="0.01851491" calcext:value-type="percentage">
            <text:p>1,9%</text:p>
          </table:table-cell>
          <table:table-cell table:style-name="ce37" table:formula="of:=['stats2-ht0'.D5]" office:value-type="float" office:value="1.495906" calcext:value-type="float">
            <text:p>1,496</text:p>
          </table:table-cell>
          <table:table-cell table:style-name="ce37" table:formula="of:=['stats2-ht0'.B5]+['stats2-ht0'.C5]" office:value-type="float" office:value="2.923" calcext:value-type="float">
            <text:p>2,923</text:p>
          </table:table-cell>
          <table:table-cell table:style-name="ce40" table:formula="of:=[.N24]/([.M24]*[.C24])" office:value-type="percentage" office:value="0.976999891704425" calcext:value-type="percentage">
            <text:p>98%</text:p>
          </table:table-cell>
        </table:table-row>
        <table:table-row table:style-name="ro1">
          <table:table-cell table:number-columns-repeated="2"/>
          <table:table-cell table:style-name="ce20" table:formula="of:=[pmu.A19]" office:value-type="float" office:value="2" calcext:value-type="float">
            <text:p>2</text:p>
          </table:table-cell>
          <table:table-cell table:style-name="ce20" table:formula="of:=[pmu.B19]" office:value-type="float" office:value="0" calcext:value-type="float">
            <text:p>0</text:p>
          </table:table-cell>
          <table:table-cell table:style-name="ce20" table:formula="of:=[pmu.C19]" office:value-type="string" office:string-value="slow_c" calcext:value-type="string">
            <text:p>slow_c</text:p>
          </table:table-cell>
          <table:table-cell table:style-name="ce20" table:formula="of:=[pmu.D19]" office:value-type="float" office:value="752286122" calcext:value-type="float">
            <text:p>752286122</text:p>
          </table:table-cell>
          <table:table-cell table:style-name="ce20" table:formula="of:=[pmu.E19]" office:value-type="float" office:value="10000000000" calcext:value-type="float">
            <text:p>10000000000</text:p>
          </table:table-cell>
          <table:table-cell table:style-name="ce20" table:formula="of:=[pmu.F19]" office:value-type="float" office:value="110884424957" calcext:value-type="float">
            <text:p>110884424957</text:p>
          </table:table-cell>
          <table:table-cell table:style-name="ce20" table:formula="of:=[pmu.G19]" office:value-type="float" office:value="6681718518" calcext:value-type="float">
            <text:p>6681718518</text:p>
          </table:table-cell>
          <table:table-cell/>
          <table:table-cell table:style-name="ce25" table:formula="of:=[.I25]/[.H25]" office:value-type="float" office:value="0.0602584043754667" calcext:value-type="float">
            <text:p>0,06</text:p>
          </table:table-cell>
          <table:table-cell table:style-name="ce28" table:formula="of:=[.F25]/[.G25]" office:value-type="percentage" office:value="0.0752286122" calcext:value-type="percentage">
            <text:p>7,5%</text:p>
          </table:table-cell>
          <table:table-cell table:style-name="ce37" table:formula="of:=['stats2-ht0'.D6]" office:value-type="float" office:value="10.873617" calcext:value-type="float">
            <text:p>10,874</text:p>
          </table:table-cell>
          <table:table-cell table:style-name="ce37" table:formula="of:=['stats2-ht0'.B6]+['stats2-ht0'.C6]" office:value-type="float" office:value="21.234" calcext:value-type="float">
            <text:p>21,234</text:p>
          </table:table-cell>
          <table:table-cell table:style-name="ce40" table:formula="of:=[.N25]/([.M25]*[.C25])" office:value-type="percentage" office:value="0.976400033218018" calcext:value-type="percentage">
            <text:p>98%</text:p>
          </table:table-cell>
        </table:table-row>
        <table:table-row table:style-name="ro1">
          <table:table-cell table:number-columns-repeated="2"/>
          <table:table-cell table:style-name="ce20" table:formula="of:=[pmu.A20]" office:value-type="float" office:value="2" calcext:value-type="float">
            <text:p>2</text:p>
          </table:table-cell>
          <table:table-cell table:style-name="ce20" table:formula="of:=[pmu.B20]" office:value-type="float" office:value="0" calcext:value-type="float">
            <text:p>0</text:p>
          </table:table-cell>
          <table:table-cell table:style-name="ce20" table:formula="of:=[pmu.C20]" office:value-type="string" office:string-value="slow_d" calcext:value-type="string">
            <text:p>slow_d</text:p>
          </table:table-cell>
          <table:table-cell table:style-name="ce20" table:formula="of:=[pmu.D20]" office:value-type="float" office:value="2024944274" calcext:value-type="float">
            <text:p>2024944274</text:p>
          </table:table-cell>
          <table:table-cell table:style-name="ce20" table:formula="of:=[pmu.E20]" office:value-type="float" office:value="10000000000" calcext:value-type="float">
            <text:p>10000000000</text:p>
          </table:table-cell>
          <table:table-cell table:style-name="ce20" table:formula="of:=[pmu.F20]" office:value-type="float" office:value="225415055083" calcext:value-type="float">
            <text:p>225415055083</text:p>
          </table:table-cell>
          <table:table-cell table:style-name="ce20" table:formula="of:=[pmu.G20]" office:value-type="float" office:value="116036670484" calcext:value-type="float">
            <text:p>116036670484</text:p>
          </table:table-cell>
          <table:table-cell/>
          <table:table-cell table:style-name="ce25" table:formula="of:=[.I26]/[.H26]" office:value-type="float" office:value="0.514768946738159" calcext:value-type="float">
            <text:p>0,51</text:p>
          </table:table-cell>
          <table:table-cell table:style-name="ce28" table:formula="of:=[.F26]/[.G26]" office:value-type="percentage" office:value="0.2024944274" calcext:value-type="percentage">
            <text:p>20,2%</text:p>
          </table:table-cell>
          <table:table-cell table:style-name="ce37" table:formula="of:=['stats2-ht0'.D7]" office:value-type="float" office:value="34.998931" calcext:value-type="float">
            <text:p>34,999</text:p>
          </table:table-cell>
          <table:table-cell table:style-name="ce37" table:formula="of:=['stats2-ht0'.B7]+['stats2-ht0'.C7]" office:value-type="float" office:value="69.65" calcext:value-type="float">
            <text:p>69,650</text:p>
          </table:table-cell>
          <table:table-cell table:style-name="ce40" table:formula="of:=[.N26]/([.M26]*[.C26])" office:value-type="percentage" office:value="0.995030391071087" calcext:value-type="percentage">
            <text:p>100%</text:p>
          </table:table-cell>
        </table:table-row>
        <table:table-row table:style-name="ro2">
          <table:table-cell table:number-columns-repeated="2"/>
          <table:table-cell table:style-name="ce20" table:formula="of:=[pmu.A21]" office:value-type="float" office:value="2" calcext:value-type="float">
            <text:p>2</text:p>
          </table:table-cell>
          <table:table-cell table:style-name="ce20" table:formula="of:=[pmu.B21]" office:value-type="float" office:value="0" calcext:value-type="float">
            <text:p>0</text:p>
          </table:table-cell>
          <table:table-cell table:style-name="ce20" table:formula="of:=[pmu.C21]" office:value-type="string" office:string-value="slow_e" calcext:value-type="string">
            <text:p>slow_e</text:p>
          </table:table-cell>
          <table:table-cell table:style-name="ce20" table:formula="of:=[pmu.D21]" office:value-type="float" office:value="956199278" calcext:value-type="float">
            <text:p>956199278</text:p>
          </table:table-cell>
          <table:table-cell table:style-name="ce20" table:formula="of:=[pmu.E21]" office:value-type="float" office:value="10000000000" calcext:value-type="float">
            <text:p>10000000000</text:p>
          </table:table-cell>
          <table:table-cell table:style-name="ce20" table:formula="of:=[pmu.F21]" office:value-type="float" office:value="17176638900" calcext:value-type="float">
            <text:p>17176638900</text:p>
          </table:table-cell>
          <table:table-cell table:style-name="ce20" table:formula="of:=[pmu.G21]" office:value-type="float" office:value="7097233285" calcext:value-type="float">
            <text:p>7097233285</text:p>
          </table:table-cell>
          <table:table-cell/>
          <table:table-cell table:style-name="ce25" table:formula="of:=[.I27]/[.H27]" office:value-type="float" office:value="0.413191039662597" calcext:value-type="float">
            <text:p>0,41</text:p>
          </table:table-cell>
          <table:table-cell table:style-name="ce28" table:formula="of:=[.F27]/[.G27]" office:value-type="percentage" office:value="0.0956199278" calcext:value-type="percentage">
            <text:p>9,6%</text:p>
          </table:table-cell>
          <table:table-cell table:style-name="ce37" table:formula="of:=['stats2-ht0'.D8]" office:value-type="float" office:value="2.190125" calcext:value-type="float">
            <text:p>2,190</text:p>
          </table:table-cell>
          <table:table-cell table:style-name="ce37" table:formula="of:=['stats2-ht0'.B8]+['stats2-ht0'.C8]" office:value-type="float" office:value="4.348" calcext:value-type="float">
            <text:p>4,348</text:p>
          </table:table-cell>
          <table:table-cell table:style-name="ce40" table:formula="of:=[.N27]/([.M27]*[.C27])" office:value-type="percentage" office:value="0.992637406540723" calcext:value-type="percentage">
            <text:p>99%</text:p>
          </table:table-cell>
        </table:table-row>
        <table:table-row table:style-name="ro1">
          <table:table-cell table:number-columns-repeated="2"/>
          <table:table-cell table:style-name="ce20" table:formula="of:=[pmu.A22]" office:value-type="float" office:value="2" calcext:value-type="float">
            <text:p>2</text:p>
          </table:table-cell>
          <table:table-cell table:style-name="ce20" table:formula="of:=[pmu.B22]" office:value-type="float" office:value="0" calcext:value-type="float">
            <text:p>0</text:p>
          </table:table-cell>
          <table:table-cell table:style-name="ce20" table:formula="of:=[pmu.C22]" office:value-type="string" office:string-value="slow_f" calcext:value-type="string">
            <text:p>slow_f</text:p>
          </table:table-cell>
          <table:table-cell table:style-name="ce20" table:formula="of:=[pmu.D22]" office:value-type="float" office:value="8229812" calcext:value-type="float">
            <text:p>8229812</text:p>
          </table:table-cell>
          <table:table-cell table:style-name="ce20" table:formula="of:=[pmu.E22]" office:value-type="float" office:value="10000000000" calcext:value-type="float">
            <text:p>10000000000</text:p>
          </table:table-cell>
          <table:table-cell table:style-name="ce20" table:formula="of:=[pmu.F22]" office:value-type="float" office:value="2295149869" calcext:value-type="float">
            <text:p>2295149869</text:p>
          </table:table-cell>
          <table:table-cell table:style-name="ce20" table:formula="of:=[pmu.G22]" office:value-type="float" office:value="5084871039" calcext:value-type="float">
            <text:p>5084871039</text:p>
          </table:table-cell>
          <table:table-cell/>
          <table:table-cell table:style-name="ce25" table:formula="of:=[.I28]/[.H28]" office:value-type="float" office:value="2.2154854058465" calcext:value-type="float">
            <text:p>2,22</text:p>
          </table:table-cell>
          <table:table-cell table:style-name="ce28" table:formula="of:=[.F28]/[.G28]" office:value-type="percentage" office:value="0.0008229812" calcext:value-type="percentage">
            <text:p>0,1%</text:p>
          </table:table-cell>
          <table:table-cell table:style-name="ce37" table:formula="of:=['stats2-ht0'.D9]" office:value-type="float" office:value="0.281215" calcext:value-type="float">
            <text:p>0,281</text:p>
          </table:table-cell>
          <table:table-cell table:style-name="ce37" table:formula="of:=['stats2-ht0'.B9]+['stats2-ht0'.C9]" office:value-type="float" office:value="0.42" calcext:value-type="float">
            <text:p>0,420</text:p>
          </table:table-cell>
          <table:table-cell table:style-name="ce40" table:formula="of:=[.N28]/([.M28]*[.C28])" office:value-type="percentage" office:value="0.746759596749818" calcext:value-type="percentage">
            <text:p>75%</text:p>
          </table:table-cell>
        </table:table-row>
        <table:table-row table:style-name="ro1" table:number-rows-repeated="2">
          <table:table-cell table:number-columns-repeated="15"/>
        </table:table-row>
        <table:table-row table:style-name="ro2">
          <table:table-cell table:number-columns-repeated="15"/>
        </table:table-row>
        <table:table-row table:style-name="ro1" table:number-rows-repeated="26">
          <table:table-cell table:number-columns-repeated="15"/>
        </table:table-row>
        <table:table-row table:style-name="ro2">
          <table:table-cell table:number-columns-repeated="15"/>
        </table:table-row>
        <table:table-row table:style-name="ro1" table:number-rows-repeated="1048517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pmu" table:style-name="ta1">
        <office:forms form:automatic-focus="false" form:apply-design-mode="false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row table:style-name="ro9">
          <table:table-cell office:value-type="string" calcext:value-type="string">
            <text:p>thread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func</text:p>
          </table:table-cell>
          <table:table-cell office:value-type="string" calcext:value-type="string">
            <text:p>L1-dcache-load-misses</text:p>
          </table:table-cell>
          <table:table-cell office:value-type="string" calcext:value-type="string">
            <text:p>L1-dcache-loads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instructions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st</text:p>
          </table:table-cell>
          <table:table-cell office:value-type="float" office:value="245780" calcext:value-type="float">
            <text:p>245780</text:p>
          </table:table-cell>
          <table:table-cell office:value-type="float" office:value="10000000000" calcext:value-type="float">
            <text:p>10000000000</text:p>
          </table:table-cell>
          <table:table-cell office:value-type="float" office:value="272212437" calcext:value-type="float">
            <text:p>272212437</text:p>
          </table:table-cell>
          <table:table-cell office:value-type="float" office:value="561538716" calcext:value-type="float">
            <text:p>561538716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ow_a</text:p>
          </table:table-cell>
          <table:table-cell office:value-type="float" office:value="8231001" calcext:value-type="float">
            <text:p>8231001</text:p>
          </table:table-cell>
          <table:table-cell office:value-type="float" office:value="10000000000" calcext:value-type="float">
            <text:p>10000000000</text:p>
          </table:table-cell>
          <table:table-cell office:value-type="float" office:value="3242727952" calcext:value-type="float">
            <text:p>3242727952</text:p>
          </table:table-cell>
          <table:table-cell office:value-type="float" office:value="7104371987" calcext:value-type="float">
            <text:p>7104371987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ow_b</text:p>
          </table:table-cell>
          <table:table-cell office:value-type="float" office:value="8257268" calcext:value-type="float">
            <text:p>8257268</text:p>
          </table:table-cell>
          <table:table-cell office:value-type="float" office:value="10000000000" calcext:value-type="float">
            <text:p>10000000000</text:p>
          </table:table-cell>
          <table:table-cell office:value-type="float" office:value="3975119132" calcext:value-type="float">
            <text:p>3975119132</text:p>
          </table:table-cell>
          <table:table-cell office:value-type="float" office:value="6065025494" calcext:value-type="float">
            <text:p>6065025494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ow_c</text:p>
          </table:table-cell>
          <table:table-cell office:value-type="float" office:value="8555782" calcext:value-type="float">
            <text:p>8555782</text:p>
          </table:table-cell>
          <table:table-cell office:value-type="float" office:value="10000000000" calcext:value-type="float">
            <text:p>10000000000</text:p>
          </table:table-cell>
          <table:table-cell office:value-type="float" office:value="11405870171" calcext:value-type="float">
            <text:p>11405870171</text:p>
          </table:table-cell>
          <table:table-cell office:value-type="float" office:value="6572057631" calcext:value-type="float">
            <text:p>6572057631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ow_d</text:p>
          </table:table-cell>
          <table:table-cell office:value-type="float" office:value="9237412" calcext:value-type="float">
            <text:p>9237412</text:p>
          </table:table-cell>
          <table:table-cell office:value-type="float" office:value="10000000000" calcext:value-type="float">
            <text:p>10000000000</text:p>
          </table:table-cell>
          <table:table-cell office:value-type="float" office:value="29385678630" calcext:value-type="float">
            <text:p>29385678630</text:p>
          </table:table-cell>
          <table:table-cell office:value-type="float" office:value="17089205652" calcext:value-type="float">
            <text:p>17089205652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ow_e</text:p>
          </table:table-cell>
          <table:table-cell office:value-type="float" office:value="531272279" calcext:value-type="float">
            <text:p>531272279</text:p>
          </table:table-cell>
          <table:table-cell office:value-type="float" office:value="10000000000" calcext:value-type="float">
            <text:p>10000000000</text:p>
          </table:table-cell>
          <table:table-cell office:value-type="float" office:value="9435014712" calcext:value-type="float">
            <text:p>9435014712</text:p>
          </table:table-cell>
          <table:table-cell office:value-type="float" office:value="7070287404" calcext:value-type="float">
            <text:p>7070287404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ow_f</text:p>
          </table:table-cell>
          <table:table-cell office:value-type="float" office:value="8173666" calcext:value-type="float">
            <text:p>8173666</text:p>
          </table:table-cell>
          <table:table-cell office:value-type="float" office:value="10000000000" calcext:value-type="float">
            <text:p>10000000000</text:p>
          </table:table-cell>
          <table:table-cell office:value-type="float" office:value="1915217091" calcext:value-type="float">
            <text:p>1915217091</text:p>
          </table:table-cell>
          <table:table-cell office:value-type="float" office:value="5063126974" calcext:value-type="float">
            <text:p>5063126974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st</text:p>
          </table:table-cell>
          <table:table-cell office:value-type="float" office:value="262538" calcext:value-type="float">
            <text:p>262538</text:p>
          </table:table-cell>
          <table:table-cell office:value-type="float" office:value="10000000000" calcext:value-type="float">
            <text:p>10000000000</text:p>
          </table:table-cell>
          <table:table-cell office:value-type="float" office:value="653725143" calcext:value-type="float">
            <text:p>653725143</text:p>
          </table:table-cell>
          <table:table-cell office:value-type="float" office:value="581762414" calcext:value-type="float">
            <text:p>581762414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ow_a</text:p>
          </table:table-cell>
          <table:table-cell office:value-type="float" office:value="8330734" calcext:value-type="float">
            <text:p>8330734</text:p>
          </table:table-cell>
          <table:table-cell office:value-type="float" office:value="10000000000" calcext:value-type="float">
            <text:p>10000000000</text:p>
          </table:table-cell>
          <table:table-cell office:value-type="float" office:value="6146022175" calcext:value-type="float">
            <text:p>6146022175</text:p>
          </table:table-cell>
          <table:table-cell office:value-type="float" office:value="7127222578" calcext:value-type="float">
            <text:p>7127222578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ow_b</text:p>
          </table:table-cell>
          <table:table-cell office:value-type="float" office:value="14309255" calcext:value-type="float">
            <text:p>14309255</text:p>
          </table:table-cell>
          <table:table-cell office:value-type="float" office:value="10000000000" calcext:value-type="float">
            <text:p>10000000000</text:p>
          </table:table-cell>
          <table:table-cell office:value-type="float" office:value="8647475406" calcext:value-type="float">
            <text:p>8647475406</text:p>
          </table:table-cell>
          <table:table-cell office:value-type="float" office:value="6090147897" calcext:value-type="float">
            <text:p>6090147897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ow_c</text:p>
          </table:table-cell>
          <table:table-cell office:value-type="float" office:value="8873785" calcext:value-type="float">
            <text:p>8873785</text:p>
          </table:table-cell>
          <table:table-cell office:value-type="float" office:value="10000000000" calcext:value-type="float">
            <text:p>10000000000</text:p>
          </table:table-cell>
          <table:table-cell office:value-type="float" office:value="20544196317" calcext:value-type="float">
            <text:p>20544196317</text:p>
          </table:table-cell>
          <table:table-cell office:value-type="float" office:value="6600607117" calcext:value-type="float">
            <text:p>6600607117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ow_d</text:p>
          </table:table-cell>
          <table:table-cell office:value-type="float" office:value="12612982" calcext:value-type="float">
            <text:p>12612982</text:p>
          </table:table-cell>
          <table:table-cell office:value-type="float" office:value="10000000000" calcext:value-type="float">
            <text:p>10000000000</text:p>
          </table:table-cell>
          <table:table-cell office:value-type="float" office:value="173424024473" calcext:value-type="float">
            <text:p>173424024473</text:p>
          </table:table-cell>
          <table:table-cell office:value-type="float" office:value="125760845768" calcext:value-type="float">
            <text:p>125760845768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ow_e</text:p>
          </table:table-cell>
          <table:table-cell office:value-type="float" office:value="392481452" calcext:value-type="float">
            <text:p>392481452</text:p>
          </table:table-cell>
          <table:table-cell office:value-type="float" office:value="10000000000" calcext:value-type="float">
            <text:p>10000000000</text:p>
          </table:table-cell>
          <table:table-cell office:value-type="float" office:value="12100785857" calcext:value-type="float">
            <text:p>12100785857</text:p>
          </table:table-cell>
          <table:table-cell office:value-type="float" office:value="7093094451" calcext:value-type="float">
            <text:p>7093094451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ow_f</text:p>
          </table:table-cell>
          <table:table-cell office:value-type="float" office:value="8279590" calcext:value-type="float">
            <text:p>8279590</text:p>
          </table:table-cell>
          <table:table-cell office:value-type="float" office:value="10000000000" calcext:value-type="float">
            <text:p>10000000000</text:p>
          </table:table-cell>
          <table:table-cell office:value-type="float" office:value="3301518369" calcext:value-type="float">
            <text:p>3301518369</text:p>
          </table:table-cell>
          <table:table-cell office:value-type="float" office:value="5086134007" calcext:value-type="float">
            <text:p>5086134007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st</text:p>
          </table:table-cell>
          <table:table-cell office:value-type="float" office:value="264414" calcext:value-type="float">
            <text:p>264414</text:p>
          </table:table-cell>
          <table:table-cell office:value-type="float" office:value="10000000000" calcext:value-type="float">
            <text:p>10000000000</text:p>
          </table:table-cell>
          <table:table-cell office:value-type="float" office:value="581879616" calcext:value-type="float">
            <text:p>581879616</text:p>
          </table:table-cell>
          <table:table-cell office:value-type="float" office:value="655138746" calcext:value-type="float">
            <text:p>655138746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ow_a</text:p>
          </table:table-cell>
          <table:table-cell office:value-type="float" office:value="8268404" calcext:value-type="float">
            <text:p>8268404</text:p>
          </table:table-cell>
          <table:table-cell office:value-type="float" office:value="10000000000" calcext:value-type="float">
            <text:p>10000000000</text:p>
          </table:table-cell>
          <table:table-cell office:value-type="float" office:value="3634628269" calcext:value-type="float">
            <text:p>3634628269</text:p>
          </table:table-cell>
          <table:table-cell office:value-type="float" office:value="7124944038" calcext:value-type="float">
            <text:p>7124944038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ow_b</text:p>
          </table:table-cell>
          <table:table-cell office:value-type="float" office:value="185149100" calcext:value-type="float">
            <text:p>185149100</text:p>
          </table:table-cell>
          <table:table-cell office:value-type="float" office:value="10000000000" calcext:value-type="float">
            <text:p>10000000000</text:p>
          </table:table-cell>
          <table:table-cell office:value-type="float" office:value="13433277768" calcext:value-type="float">
            <text:p>13433277768</text:p>
          </table:table-cell>
          <table:table-cell office:value-type="float" office:value="6094608777" calcext:value-type="float">
            <text:p>6094608777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ow_c</text:p>
          </table:table-cell>
          <table:table-cell office:value-type="float" office:value="752286122" calcext:value-type="float">
            <text:p>752286122</text:p>
          </table:table-cell>
          <table:table-cell office:value-type="float" office:value="10000000000" calcext:value-type="float">
            <text:p>10000000000</text:p>
          </table:table-cell>
          <table:table-cell office:value-type="float" office:value="110884424957" calcext:value-type="float">
            <text:p>110884424957</text:p>
          </table:table-cell>
          <table:table-cell office:value-type="float" office:value="6681718518" calcext:value-type="float">
            <text:p>6681718518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ow_d</text:p>
          </table:table-cell>
          <table:table-cell office:value-type="float" office:value="2024944274" calcext:value-type="float">
            <text:p>2024944274</text:p>
          </table:table-cell>
          <table:table-cell office:value-type="float" office:value="10000000000" calcext:value-type="float">
            <text:p>10000000000</text:p>
          </table:table-cell>
          <table:table-cell office:value-type="float" office:value="225415055083" calcext:value-type="float">
            <text:p>225415055083</text:p>
          </table:table-cell>
          <table:table-cell office:value-type="float" office:value="116036670484" calcext:value-type="float">
            <text:p>116036670484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ow_e</text:p>
          </table:table-cell>
          <table:table-cell office:value-type="float" office:value="956199278" calcext:value-type="float">
            <text:p>956199278</text:p>
          </table:table-cell>
          <table:table-cell office:value-type="float" office:value="10000000000" calcext:value-type="float">
            <text:p>10000000000</text:p>
          </table:table-cell>
          <table:table-cell office:value-type="float" office:value="17176638900" calcext:value-type="float">
            <text:p>17176638900</text:p>
          </table:table-cell>
          <table:table-cell office:value-type="float" office:value="7097233285" calcext:value-type="float">
            <text:p>7097233285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ow_f</text:p>
          </table:table-cell>
          <table:table-cell office:value-type="float" office:value="8229812" calcext:value-type="float">
            <text:p>8229812</text:p>
          </table:table-cell>
          <table:table-cell office:value-type="float" office:value="10000000000" calcext:value-type="float">
            <text:p>10000000000</text:p>
          </table:table-cell>
          <table:table-cell office:value-type="float" office:value="2295149869" calcext:value-type="float">
            <text:p>2295149869</text:p>
          </table:table-cell>
          <table:table-cell office:value-type="float" office:value="5084871039" calcext:value-type="float">
            <text:p>5084871039</text:p>
          </table:table-cell>
          <table:table-cell table:number-columns-repeated="3"/>
        </table:table-row>
      </table:table>
      <table:table table:name="stats1-ht0" table:style-name="ta1">
        <office:forms form:automatic-focus="false" form:apply-design-mode="false"/>
        <table:table-column table:style-name="co33" table:default-cell-style-name="Default"/>
        <table:table-column table:style-name="co34" table:number-columns-repeated="2" table:default-cell-style-name="Default"/>
        <table:table-column table:style-name="co35" table:default-cell-style-name="Default"/>
        <table:table-column table:style-name="co34" table:default-cell-style-name="Default"/>
        <table:table-column table:style-name="co36" table:default-cell-style-name="Default"/>
        <table:table-column table:style-name="co34" table:number-columns-repeated="2" table:default-cell-style-name="Default"/>
        <table:table-column table:style-name="co36" table:default-cell-style-name="Default"/>
        <table:table-column table:style-name="co34" table:number-columns-repeated="2" table:default-cell-style-name="Default"/>
        <table:table-column table:style-name="co36" table:default-cell-style-name="Default"/>
        <table:table-column table:style-name="co34" table:number-columns-repeated="2" table:default-cell-style-name="Default"/>
        <table:table-column table:style-name="co36" table:default-cell-style-name="Default"/>
        <table:table-column table:style-name="co34" table:number-columns-repeated="2" table:default-cell-style-name="Default"/>
        <table:table-column table:style-name="co36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5" table:default-cell-style-name="Default"/>
        <table:table-row table:style-name="ro6">
          <table:table-cell office:value-type="string" calcext:value-type="string">
            <text:p>EXPERIMENT thread=1 width=100 height=100000 repeat=5 hyperthread=0 size(Mib)=762,939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func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fast</text:p>
          </table:table-cell>
          <table:table-cell table:number-columns-repeated="2" table:style-name="ce29" office:value-type="float" office:value="0" calcext:value-type="float">
            <text:p>0</text:p>
          </table:table-cell>
          <table:table-cell table:style-name="ce29" office:value-type="float" office:value="0.4" calcext:value-type="float">
            <text:p>0,4</text:p>
          </table:table-cell>
          <table:table-cell table:style-name="ce30"/>
          <table:table-cell table:number-columns-repeated="17"/>
        </table:table-row>
        <table:table-row table:style-name="ro2">
          <table:table-cell office:value-type="string" calcext:value-type="string">
            <text:p>slow_a</text:p>
          </table:table-cell>
          <table:table-cell table:style-name="ce29" office:value-type="float" office:value="0.807" calcext:value-type="float">
            <text:p>0,807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0.807645" calcext:value-type="float">
            <text:p>0,807645</text:p>
          </table:table-cell>
          <table:table-cell table:style-name="ce31"/>
          <table:table-cell table:number-columns-repeated="17"/>
        </table:table-row>
        <table:table-row table:style-name="ro7">
          <table:table-cell office:value-type="string" calcext:value-type="string">
            <text:p>slow_b</text:p>
          </table:table-cell>
          <table:table-cell table:style-name="ce29" office:value-type="float" office:value="0.949" calcext:value-type="float">
            <text:p>0,949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0.950752" calcext:value-type="float">
            <text:p>0,950752</text:p>
          </table:table-cell>
          <table:table-cell table:style-name="ce31"/>
          <table:table-cell table:number-columns-repeated="17"/>
        </table:table-row>
        <table:table-row table:style-name="ro2">
          <table:table-cell office:value-type="string" calcext:value-type="string">
            <text:p>slow_c</text:p>
          </table:table-cell>
          <table:table-cell table:style-name="ce29" office:value-type="float" office:value="2.849" calcext:value-type="float">
            <text:p>2,849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2.853313" calcext:value-type="float">
            <text:p>2,853313</text:p>
          </table:table-cell>
          <table:table-cell table:style-name="ce31"/>
          <table:table-cell table:number-columns-repeated="17"/>
        </table:table-row>
        <table:table-row table:style-name="ro2">
          <table:table-cell office:value-type="string" calcext:value-type="string">
            <text:p>slow_d</text:p>
          </table:table-cell>
          <table:table-cell table:style-name="ce29" office:value-type="float" office:value="7.454" calcext:value-type="float">
            <text:p>7,454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7.463339" calcext:value-type="float">
            <text:p>7,463339</text:p>
          </table:table-cell>
          <table:table-cell table:style-name="ce31"/>
          <table:table-cell table:number-columns-repeated="17"/>
        </table:table-row>
        <table:table-row table:style-name="ro7">
          <table:table-cell office:value-type="string" calcext:value-type="string">
            <text:p>slow_e</text:p>
          </table:table-cell>
          <table:table-cell table:style-name="ce29" office:value-type="float" office:value="2.235" calcext:value-type="float">
            <text:p>2,235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2.250465" calcext:value-type="float">
            <text:p>2,250465</text:p>
          </table:table-cell>
          <table:table-cell table:style-name="ce31"/>
          <table:table-cell table:number-columns-repeated="17"/>
        </table:table-row>
        <table:table-row table:style-name="ro2">
          <table:table-cell office:value-type="string" calcext:value-type="string">
            <text:p>slow_f</text:p>
          </table:table-cell>
          <table:table-cell table:style-name="ce29" office:value-type="float" office:value="0.419" calcext:value-type="float">
            <text:p>0,419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0.419318" calcext:value-type="float">
            <text:p>0,419318</text:p>
          </table:table-cell>
          <table:table-cell table:style-name="ce31"/>
          <table:table-cell table:number-columns-repeated="17"/>
        </table:table-row>
        <table:table-row table:style-name="ro2" table:number-rows-repeated="4">
          <table:table-cell table:number-columns-repeated="22"/>
        </table:table-row>
        <table:table-row table:style-name="ro1" table:number-rows-repeated="13">
          <table:table-cell table:number-columns-repeated="22"/>
        </table:table-row>
        <table:table-row table:style-name="ro2">
          <table:table-cell table:number-columns-repeated="22"/>
        </table:table-row>
        <table:table-row table:style-name="ro1" table:number-rows-repeated="32">
          <table:table-cell table:number-columns-repeated="22"/>
        </table:table-row>
        <table:table-row table:style-name="ro2">
          <table:table-cell table:number-columns-repeated="22"/>
        </table:table-row>
        <table:table-row table:style-name="ro1" table:number-rows-repeated="1048515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stats2-ht0" table:style-name="ta1">
        <office:forms form:automatic-focus="false" form:apply-design-mode="false"/>
        <table:table-column table:style-name="co33" table:default-cell-style-name="Default"/>
        <table:table-column table:style-name="co34" table:number-columns-repeated="4" table:default-cell-style-name="Default"/>
        <table:table-column table:style-name="co36" table:default-cell-style-name="Default"/>
        <table:table-column table:style-name="co34" table:default-cell-style-name="Default"/>
        <table:table-column table:style-name="co37" table:default-cell-style-name="Default"/>
        <table:table-column table:style-name="co34" table:default-cell-style-name="Default"/>
        <table:table-column table:style-name="co37" table:default-cell-style-name="Default"/>
        <table:table-column table:style-name="co34" table:default-cell-style-name="Default"/>
        <table:table-column table:style-name="co36" table:default-cell-style-name="Default"/>
        <table:table-column table:style-name="co35" table:default-cell-style-name="Default"/>
        <table:table-column table:style-name="co34" table:default-cell-style-name="Default"/>
        <table:table-column table:style-name="co36" table:default-cell-style-name="Default"/>
        <table:table-column table:style-name="co34" table:default-cell-style-name="Default"/>
        <table:table-column table:style-name="co37" table:default-cell-style-name="Default"/>
        <table:table-column table:style-name="co36" table:default-cell-style-name="Default"/>
        <table:table-column table:style-name="co34" table:number-columns-repeated="2" table:default-cell-style-name="Default"/>
        <table:table-column table:style-name="co36" table:default-cell-style-name="Default"/>
        <table:table-column table:style-name="co34" table:default-cell-style-name="Default"/>
        <table:table-row table:style-name="ro2">
          <table:table-cell office:value-type="string" calcext:value-type="string">
            <text:p>EXPERIMENT thread=2 width=100 height=100000 repeat=5 hyperthread=0 size(Mib)=762,939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func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</text:p>
          </table:table-cell>
          <table:table-cell table:number-columns-repeated="18"/>
        </table:table-row>
        <table:table-row table:style-name="ro7">
          <table:table-cell office:value-type="string" calcext:value-type="string">
            <text:p>fast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style-name="ce32" office:value-type="float" office:value="0.3" calcext:value-type="float">
            <text:p>0,3</text:p>
          </table:table-cell>
          <table:table-cell table:style-name="ce33"/>
          <table:table-cell table:number-columns-repeated="17"/>
        </table:table-row>
        <table:table-row table:style-name="ro7">
          <table:table-cell office:value-type="string" calcext:value-type="string">
            <text:p>slow_a</text:p>
          </table:table-cell>
          <table:table-cell table:style-name="ce32" office:value-type="float" office:value="0.793" calcext:value-type="float">
            <text:p>0,793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0.397877" calcext:value-type="float">
            <text:p>0,397877</text:p>
          </table:table-cell>
          <table:table-cell table:number-columns-repeated="18"/>
        </table:table-row>
        <table:table-row table:style-name="ro7">
          <table:table-cell office:value-type="string" calcext:value-type="string">
            <text:p>slow_b</text:p>
          </table:table-cell>
          <table:table-cell table:style-name="ce32" office:value-type="float" office:value="2.923" calcext:value-type="float">
            <text:p>2,923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1.495906" calcext:value-type="float">
            <text:p>1,495906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slow_c</text:p>
          </table:table-cell>
          <table:table-cell table:style-name="ce32" office:value-type="float" office:value="21.234" calcext:value-type="float">
            <text:p>21,234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10.873617" calcext:value-type="float">
            <text:p>10,873617</text:p>
          </table:table-cell>
          <table:table-cell table:number-columns-repeated="18"/>
        </table:table-row>
        <table:table-row table:style-name="ro7">
          <table:table-cell office:value-type="string" calcext:value-type="string">
            <text:p>slow_d</text:p>
          </table:table-cell>
          <table:table-cell table:style-name="ce32" office:value-type="float" office:value="46.344" calcext:value-type="float">
            <text:p>46,344</text:p>
          </table:table-cell>
          <table:table-cell table:style-name="ce32" office:value-type="float" office:value="23.306" calcext:value-type="float">
            <text:p>23,306</text:p>
          </table:table-cell>
          <table:table-cell table:style-name="ce32" office:value-type="float" office:value="34.998931" calcext:value-type="float">
            <text:p>34,998931</text:p>
          </table:table-cell>
          <table:table-cell table:number-columns-repeated="18"/>
        </table:table-row>
        <table:table-row table:style-name="ro7">
          <table:table-cell office:value-type="string" calcext:value-type="string">
            <text:p>slow_e</text:p>
          </table:table-cell>
          <table:table-cell table:style-name="ce32" office:value-type="float" office:value="4.348" calcext:value-type="float">
            <text:p>4,348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2.190125" calcext:value-type="float">
            <text:p>2,190125</text:p>
          </table:table-cell>
          <table:table-cell table:number-columns-repeated="18"/>
        </table:table-row>
        <table:table-row table:style-name="ro7">
          <table:table-cell office:value-type="string" calcext:value-type="string">
            <text:p>slow_f</text:p>
          </table:table-cell>
          <table:table-cell table:style-name="ce32" office:value-type="float" office:value="0.42" calcext:value-type="float">
            <text:p>0,42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0.281215" calcext:value-type="float">
            <text:p>0,281215</text:p>
          </table:table-cell>
          <table:table-cell table:number-columns-repeated="18"/>
        </table:table-row>
        <table:table-row table:style-name="ro2" table:number-rows-repeated="6">
          <table:table-cell table:number-columns-repeated="22"/>
        </table:table-row>
        <table:table-row table:style-name="ro1" table:number-rows-repeated="3">
          <table:table-cell table:number-columns-repeated="22"/>
        </table:table-row>
        <table:table-row table:style-name="ro2">
          <table:table-cell table:number-columns-repeated="22"/>
        </table:table-row>
        <table:table-row table:style-name="ro1">
          <table:table-cell table:number-columns-repeated="22"/>
        </table:table-row>
        <table:table-row table:style-name="ro2">
          <table:table-cell table:number-columns-repeated="22"/>
        </table:table-row>
        <table:table-row table:style-name="ro1" table:number-rows-repeated="4">
          <table:table-cell table:number-columns-repeated="22"/>
        </table:table-row>
        <table:table-row table:style-name="ro2" table:number-rows-repeated="3">
          <table:table-cell table:number-columns-repeated="22"/>
        </table:table-row>
        <table:table-row table:style-name="ro1" table:number-rows-repeated="2">
          <table:table-cell table:number-columns-repeated="22"/>
        </table:table-row>
        <table:table-row table:style-name="ro2">
          <table:table-cell table:number-columns-repeated="22"/>
        </table:table-row>
        <table:table-row table:style-name="ro1" table:number-rows-repeated="28">
          <table:table-cell table:number-columns-repeated="22"/>
        </table:table-row>
        <table:table-row table:style-name="ro2">
          <table:table-cell table:number-columns-repeated="22"/>
        </table:table-row>
        <table:table-row table:style-name="ro1" table:number-rows-repeated="1048515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stats2-ht1" table:style-name="ta1">
        <office:forms form:automatic-focus="false" form:apply-design-mode="false"/>
        <table:table-column table:style-name="co33" table:default-cell-style-name="Default"/>
        <table:table-column table:style-name="co34" table:number-columns-repeated="4" table:default-cell-style-name="Default"/>
        <table:table-column table:style-name="co36" table:default-cell-style-name="Default"/>
        <table:table-column table:style-name="co34" table:default-cell-style-name="Default"/>
        <table:table-column table:style-name="co37" table:default-cell-style-name="Default"/>
        <table:table-column table:style-name="co34" table:default-cell-style-name="Default"/>
        <table:table-column table:style-name="co37" table:default-cell-style-name="Default"/>
        <table:table-column table:style-name="co34" table:default-cell-style-name="Default"/>
        <table:table-column table:style-name="co36" table:default-cell-style-name="Default"/>
        <table:table-column table:style-name="co35" table:default-cell-style-name="Default"/>
        <table:table-column table:style-name="co34" table:default-cell-style-name="Default"/>
        <table:table-column table:style-name="co36" table:default-cell-style-name="Default"/>
        <table:table-column table:style-name="co34" table:default-cell-style-name="Default"/>
        <table:table-column table:style-name="co37" table:default-cell-style-name="Default"/>
        <table:table-column table:style-name="co36" table:default-cell-style-name="Default"/>
        <table:table-column table:style-name="co34" table:number-columns-repeated="2" table:default-cell-style-name="Default"/>
        <table:table-column table:style-name="co36" table:default-cell-style-name="Default"/>
        <table:table-column table:style-name="co34" table:default-cell-style-name="Default"/>
        <table:table-row table:style-name="ro4">
          <table:table-cell office:value-type="string" calcext:value-type="string">
            <text:p>EXPERIMENT thread=2 width=100 height=100000 repeat=5 hyperthread=1 size(Mib)=762,939</text:p>
          </table:table-cell>
          <table:table-cell table:number-columns-repeated="21"/>
        </table:table-row>
        <table:table-row table:style-name="ro2">
          <table:table-cell table:style-name="ce34" office:value-type="string" calcext:value-type="string">
            <text:p>func</text:p>
          </table:table-cell>
          <table:table-cell table:style-name="ce34" office:value-type="string" calcext:value-type="string">
            <text:p>u</text:p>
          </table:table-cell>
          <table:table-cell table:style-name="ce34" office:value-type="string" calcext:value-type="string">
            <text:p>s</text:p>
          </table:table-cell>
          <table:table-cell table:style-name="ce34" office:value-type="string" calcext:value-type="string">
            <text:p>e</text:p>
          </table:table-cell>
          <table:table-cell table:number-columns-repeated="18"/>
        </table:table-row>
        <table:table-row table:style-name="ro2">
          <table:table-cell table:style-name="ce34" office:value-type="string" calcext:value-type="string">
            <text:p>fast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style-name="ce32" office:value-type="float" office:value="0.3" calcext:value-type="float">
            <text:p>0,3</text:p>
          </table:table-cell>
          <table:table-cell table:style-name="ce33"/>
          <table:table-cell table:number-columns-repeated="17"/>
        </table:table-row>
        <table:table-row table:style-name="ro2">
          <table:table-cell table:style-name="ce34" office:value-type="string" calcext:value-type="string">
            <text:p>slow_a</text:p>
          </table:table-cell>
          <table:table-cell table:style-name="ce32" office:value-type="float" office:value="1.426" calcext:value-type="float">
            <text:p>1,426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0.718059" calcext:value-type="float">
            <text:p>0,718059</text:p>
          </table:table-cell>
          <table:table-cell table:number-columns-repeated="18"/>
        </table:table-row>
        <table:table-row table:style-name="ro7">
          <table:table-cell table:style-name="ce34" office:value-type="string" calcext:value-type="string">
            <text:p>slow_b</text:p>
          </table:table-cell>
          <table:table-cell table:style-name="ce32" office:value-type="float" office:value="2.41" calcext:value-type="float">
            <text:p>2,41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1.2874" calcext:value-type="float">
            <text:p>1,2874</text:p>
          </table:table-cell>
          <table:table-cell table:style-name="ce33"/>
          <table:table-cell table:number-columns-repeated="17"/>
        </table:table-row>
        <table:table-row table:style-name="ro2">
          <table:table-cell table:style-name="ce34" office:value-type="string" calcext:value-type="string">
            <text:p>slow_c</text:p>
          </table:table-cell>
          <table:table-cell table:style-name="ce32" office:value-type="float" office:value="7.833" calcext:value-type="float">
            <text:p>7,833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3.934768" calcext:value-type="float">
            <text:p>3,934768</text:p>
          </table:table-cell>
          <table:table-cell table:number-columns-repeated="18"/>
        </table:table-row>
        <table:table-row table:style-name="ro2">
          <table:table-cell table:style-name="ce34" office:value-type="string" calcext:value-type="string">
            <text:p>slow_d</text:p>
          </table:table-cell>
          <table:table-cell table:style-name="ce32" office:value-type="float" office:value="19.972" calcext:value-type="float">
            <text:p>19,972</text:p>
          </table:table-cell>
          <table:table-cell table:style-name="ce32" office:value-type="float" office:value="23.634" calcext:value-type="float">
            <text:p>23,634</text:p>
          </table:table-cell>
          <table:table-cell table:style-name="ce32" office:value-type="float" office:value="21.981792" calcext:value-type="float">
            <text:p>21,981792</text:p>
          </table:table-cell>
          <table:table-cell table:number-columns-repeated="18"/>
        </table:table-row>
        <table:table-row table:style-name="ro2">
          <table:table-cell table:style-name="ce34" office:value-type="string" calcext:value-type="string">
            <text:p>slow_e</text:p>
          </table:table-cell>
          <table:table-cell table:style-name="ce32" office:value-type="float" office:value="2.932" calcext:value-type="float">
            <text:p>2,932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1.474895" calcext:value-type="float">
            <text:p>1,474895</text:p>
          </table:table-cell>
          <table:table-cell table:number-columns-repeated="18"/>
        </table:table-row>
        <table:table-row table:style-name="ro7">
          <table:table-cell table:style-name="ce34" office:value-type="string" calcext:value-type="string">
            <text:p>slow_f</text:p>
          </table:table-cell>
          <table:table-cell table:style-name="ce32" office:value-type="float" office:value="0.676" calcext:value-type="float">
            <text:p>0,676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0.408651" calcext:value-type="float">
            <text:p>0,408651</text:p>
          </table:table-cell>
          <table:table-cell table:number-columns-repeated="18"/>
        </table:table-row>
        <table:table-row table:style-name="ro2" table:number-rows-repeated="2">
          <table:table-cell table:number-columns-repeated="22"/>
        </table:table-row>
        <table:table-row table:style-name="ro1" table:number-rows-repeated="15">
          <table:table-cell table:number-columns-repeated="22"/>
        </table:table-row>
        <table:table-row table:style-name="ro2">
          <table:table-cell table:number-columns-repeated="22"/>
        </table:table-row>
        <table:table-row table:style-name="ro1" table:number-rows-repeated="30">
          <table:table-cell table:number-columns-repeated="22"/>
        </table:table-row>
        <table:table-row table:style-name="ro2">
          <table:table-cell table:number-columns-repeated="22"/>
        </table:table-row>
        <table:table-row table:style-name="ro1" table:number-rows-repeated="1048517">
          <table:table-cell table:number-columns-repeated="22"/>
        </table:table-row>
        <table:table-row table:style-name="ro1">
          <table:table-cell table:number-columns-repeated="22"/>
        </table:table-row>
      </table:table>
      <table:named-expressions/>
      <table:database-ranges>
        <table:database-range table:name="__Anonymous_Sheet_DB__0" table:target-range-address="analyse.K32:analyse.L39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CA">$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7P0"/>
    </number:currency-style>
    <number:number-style style:name="N108">
      <number:number number:decimal-places="9" number:min-integer-digits="1"/>
    </number:number-style>
    <number:number-style style:name="N109">
      <number:number number:decimal-places="8" number:min-integer-digits="1"/>
    </number:number-style>
    <number:number-style style:name="N110">
      <number:number number:decimal-places="7" number:min-integer-digits="1"/>
    </number:number-style>
    <number:number-style style:name="N111">
      <number:number number:decimal-places="6" number:min-integer-digits="1"/>
    </number:number-style>
    <number:number-style style:name="N112">
      <number:number number:decimal-places="5" number:min-integer-digits="1"/>
    </number:number-style>
    <number:number-style style:name="N113">
      <number:number number:decimal-places="4" number:min-integer-digits="1"/>
    </number:number-style>
    <number:number-style style:name="N114">
      <number:number number:decimal-places="3" number:min-integer-digits="1"/>
    </number:number-style>
    <number:number-style style:name="N115">
      <number:number number:decimal-places="1" number:min-integer-digits="1"/>
    </number:number-style>
    <number:percentage-style style:name="N116">
      <number:number number:decimal-places="1" number:min-integer-digits="1"/>
      <number:text>%</number:text>
    </number:percentage-style>
    <number:currency-style style:name="N118P0" style:volatile="true">
      <number:number number:decimal-places="1" number:min-integer-digits="1" number:grouping="true"/>
      <number:text> </number:text>
      <number:currency-symbol number:language="fr" number:country="CA">$</number:currency-symbol>
    </number:currency-style>
    <number:currency-style style:name="N118">
      <style:text-properties fo:color="#ff0000"/>
      <number:text>-</number:text>
      <number:number number:decimal-places="1" number:min-integer-digits="1" number:grouping="true"/>
      <number:text> </number:text>
      <number:currency-symbol number:language="fr" number:country="CA">$</number:currency-symbol>
      <style:map style:condition="value()&gt;=0" style:apply-style-name="N118P0"/>
    </number:currency-style>
    <number:percentage-style style:name="N119">
      <number:number number:decimal-places="3" number:min-integer-digits="1"/>
      <number:text>%</number:text>
    </number:percentage-style>
    <number:percentage-style style:name="N120">
      <number:number number:decimal-places="4" number:min-integer-digits="1"/>
      <number:text>%</number:text>
    </number:percentage-style>
    <style:style style:name="Default" style:family="table-cell">
      <style:text-properties style:font-name-asian="Droid Sans" style:font-family-asian="'Droid Sans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low" style:family="table-cell" style:parent-style-name="Default">
      <style:table-cell-properties fo:background-color="#ff0000" style:vertical-justify="auto"/>
      <style:paragraph-properties css3t:text-justify="auto"/>
      <style:text-properties fo:color="#ffffff"/>
    </style:style>
    <style:style style:name="fast" style:family="table-cell" style:parent-style-name="Default">
      <style:table-cell-properties fo:background-color="#00ae00"/>
      <style:text-properties fo:color="#ffffff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31">0000-00-00</text:date>, <text:time style:data-style-name="N2" text:time-value="13:23:16.9373174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cis Giraldeau</meta:initial-creator>
    <meta:creation-date>2013-10-09T11:19:28</meta:creation-date>
    <meta:editing-duration>PT38M3S</meta:editing-duration>
    <meta:editing-cycles>11</meta:editing-cycles>
    <meta:generator>LibreOffice/4.2.6.2$Linux_X86_64 LibreOffice_project/420$Build-2</meta:generator>
    <dc:date>2014-10-31T14:10:21.211514549</dc:date>
    <dc:creator>Matthieu Courbariaux</dc:creator>
    <dc:title>Tables</dc:title>
    <meta:document-statistic meta:table-count="6" meta:cell-count="787" meta:object-count="0"/>
  </office:meta>
</office:document-meta>
</file>